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332cm"/>
    </style:style>
    <style:style style:name="co2" style:family="table-column">
      <style:table-column-properties fo:break-before="auto" style:column-width="1.886cm"/>
    </style:style>
    <style:style style:name="co3" style:family="table-column">
      <style:table-column-properties fo:break-before="auto" style:column-width="1.443cm"/>
    </style:style>
    <style:style style:name="co4" style:family="table-column">
      <style:table-column-properties fo:break-before="auto" style:column-width="15.344cm"/>
    </style:style>
    <style:style style:name="co5" style:family="table-column">
      <style:table-column-properties fo:break-before="auto" style:column-width="3.08cm"/>
    </style:style>
    <style:style style:name="co6" style:family="table-column">
      <style:table-column-properties fo:break-before="auto" style:column-width="3.773cm"/>
    </style:style>
    <style:style style:name="co7" style:family="table-column">
      <style:table-column-properties fo:break-before="auto" style:column-width="2.607cm"/>
    </style:style>
    <style:style style:name="co8" style:family="table-column">
      <style:table-column-properties fo:break-before="auto" style:column-width="3.08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1.896cm"/>
    </style:style>
    <style:style style:name="co11" style:family="table-column">
      <style:table-column-properties fo:break-before="auto" style:column-width="14.123cm"/>
    </style:style>
    <style:style style:name="co12" style:family="table-column">
      <style:table-column-properties fo:break-before="auto" style:column-width="4.189cm"/>
    </style:style>
    <style:style style:name="co13" style:family="table-column">
      <style:table-column-properties fo:break-before="auto" style:column-width="5.327cm"/>
    </style:style>
    <style:style style:name="co14" style:family="table-column">
      <style:table-column-properties fo:break-before="auto" style:column-width="5.022cm"/>
    </style:style>
    <style:style style:name="co15" style:family="table-column">
      <style:table-column-properties fo:break-before="auto" style:column-width="4.68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65cm" fo:break-before="auto" style:use-optimal-row-height="true"/>
    </style:style>
    <style:style style:name="ro3" style:family="table-row">
      <style:table-row-properties style:row-height="1.685cm" fo:break-before="auto" style:use-optimal-row-height="true"/>
    </style:style>
    <style:style style:name="ro4" style:family="table-row">
      <style:table-row-properties style:row-height="2.499cm" fo:break-before="auto" style:use-optimal-row-height="true"/>
    </style:style>
    <style:style style:name="ro5" style:family="table-row">
      <style:table-row-properties style:row-height="0.868cm" fo:break-before="auto" style:use-optimal-row-height="true"/>
    </style:style>
    <style:style style:name="ro6" style:family="table-row">
      <style:table-row-properties style:row-height="0.707cm" fo:break-before="auto" style:use-optimal-row-height="true"/>
    </style:style>
    <style:style style:name="ro7" style:family="table-row">
      <style:table-row-properties style:row-height="1.263cm" fo:break-before="auto" style:use-optimal-row-height="true"/>
    </style:style>
    <style:style style:name="ro8" style:family="table-row">
      <style:table-row-properties style:row-height="3.106cm" fo:break-before="auto" style:use-optimal-row-height="true"/>
    </style:style>
    <style:style style:name="ro9" style:family="table-row">
      <style:table-row-properties style:row-height="1.473cm" fo:break-before="auto" style:use-optimal-row-height="true"/>
    </style:style>
    <style:style style:name="ro10" style:family="table-row">
      <style:table-row-properties style:row-height="2.08cm" fo:break-before="auto" style:use-optimal-row-height="true"/>
    </style:style>
    <style:style style:name="ro11" style:family="table-row">
      <style:table-row-properties style:row-height="1.868cm" fo:break-before="auto" style:use-optimal-row-height="true"/>
    </style:style>
    <style:style style:name="ro12" style:family="table-row">
      <style:table-row-properties style:row-height="2.29cm" fo:break-before="auto" style:use-optimal-row-height="true"/>
    </style:style>
    <style:style style:name="ro13" style:family="table-row">
      <style:table-row-properties style:row-height="3.316cm" fo:break-before="auto" style:use-optimal-row-height="true"/>
    </style:style>
    <style:style style:name="ro14" style:family="table-row">
      <style:table-row-properties style:row-height="0.623cm" fo:break-before="auto" style:use-optimal-row-height="true"/>
    </style:style>
    <style:style style:name="ro15" style:family="table-row">
      <style:table-row-properties style:row-height="1.21cm" fo:break-before="auto" style:use-optimal-row-height="true"/>
    </style:style>
    <style:style style:name="ro16" style:family="table-row">
      <style:table-row-properties style:row-height="2.184cm" fo:break-before="auto" style:use-optimal-row-height="true"/>
    </style:style>
    <style:style style:name="ro17" style:family="table-row">
      <style:table-row-properties style:row-height="0.877cm" fo:break-before="auto" style:use-optimal-row-height="true"/>
    </style:style>
    <style:style style:name="ro18" style:family="table-row">
      <style:table-row-properties style:row-height="3.605cm" fo:break-before="auto" style:use-optimal-row-height="true"/>
    </style:style>
    <style:style style:name="ro19" style:family="table-row">
      <style:table-row-properties style:row-height="3.685cm" fo:break-before="auto" style:use-optimal-row-height="true"/>
    </style:style>
    <style:style style:name="ro20" style:family="table-row">
      <style:table-row-properties style:row-height="1.579cm" fo:break-before="auto" style:use-optimal-row-height="true"/>
    </style:style>
    <style:style style:name="ro21" style:family="table-row">
      <style:table-row-properties style:row-height="3.08cm" fo:break-before="auto" style:use-optimal-row-height="true"/>
    </style:style>
    <style:style style:name="ro22" style:family="table-row">
      <style:table-row-properties style:row-height="4.316cm" fo:break-before="auto" style:use-optimal-row-height="true"/>
    </style:style>
    <style:style style:name="ro23" style:family="table-row">
      <style:table-row-properties style:row-height="1.605cm" fo:break-before="auto" style:use-optimal-row-height="true"/>
    </style:style>
    <style:style style:name="ro24" style:family="table-row">
      <style:table-row-properties style:row-height="4.106cm" fo:break-before="auto" style:use-optimal-row-height="true"/>
    </style:style>
    <style:style style:name="ro25" style:family="table-row">
      <style:table-row-properties style:row-height="2.895cm" fo:break-before="auto" style:use-optimal-row-height="true"/>
    </style:style>
    <style:style style:name="ro26" style:family="table-row">
      <style:table-row-properties style:row-height="2.369cm" fo:break-before="auto" style:use-optimal-row-height="true"/>
    </style:style>
    <style:style style:name="ro27" style:family="table-row">
      <style:table-row-properties style:row-height="4.897cm" fo:break-before="auto" style:use-optimal-row-height="true"/>
    </style:style>
    <style:style style:name="ro28" style:family="table-row">
      <style:table-row-properties style:row-height="2.342cm" fo:break-before="auto" style:use-optimal-row-height="tru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4.791cm" fo:break-before="auto" style:use-optimal-row-height="true"/>
    </style:style>
    <style:style style:name="ro31" style:family="table-row">
      <style:table-row-properties style:row-height="2.473cm" fo:break-before="auto" style:use-optimal-row-height="true"/>
    </style:style>
    <style:style style:name="ro32" style:family="table-row">
      <style:table-row-properties style:row-height="3.21cm" fo:break-before="auto" style:use-optimal-row-height="true"/>
    </style:style>
    <style:style style:name="ro33" style:family="table-row">
      <style:table-row-properties style:row-height="1.632cm" fo:break-before="auto" style:use-optimal-row-height="true"/>
    </style:style>
    <style:style style:name="ro34" style:family="table-row">
      <style:table-row-properties style:row-height="2.947cm" fo:break-before="auto" style:use-optimal-row-height="true"/>
    </style:style>
    <style:style style:name="ro35" style:family="table-row">
      <style:table-row-properties style:row-height="5.581cm" fo:break-before="auto" style:use-optimal-row-height="true"/>
    </style:style>
    <style:style style:name="ro36" style:family="table-row">
      <style:table-row-properties style:row-height="1.027cm" fo:break-before="auto" style:use-optimal-row-height="false"/>
    </style:style>
    <style:style style:name="ro37" style:family="table-row">
      <style:table-row-properties style:row-height="7.687cm" fo:break-before="auto" style:use-optimal-row-height="true"/>
    </style:style>
    <style:style style:name="ro38" style:family="table-row">
      <style:table-row-properties style:row-height="4.29cm" fo:break-before="auto" style:use-optimal-row-height="true"/>
    </style:style>
    <style:style style:name="ro39" style:family="table-row">
      <style:table-row-properties style:row-height="3.87cm" fo:break-before="auto" style:use-optimal-row-height="true"/>
    </style:style>
    <style:style style:name="ro40" style:family="table-row">
      <style:table-row-properties style:row-height="4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5pt" style:font-size-asian="15pt" style:font-size-complex="15pt"/>
    </style:style>
    <style:style style:name="ce3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4" style:family="table-cell" style:parent-style-name="Default">
      <style:text-properties fo:font-size="14pt" style:font-size-asian="14pt" style:font-size-complex="14pt"/>
    </style:style>
    <style:style style:name="ce5" style:family="table-cell" style:parent-style-name="Default">
      <style:table-cell-properties fo:background-color="#ffff99"/>
      <style:text-properties fo:font-size="14pt" style:font-size-asian="14pt" style:font-size-complex="14pt"/>
    </style:style>
    <style:style style:name="ce6" style:family="table-cell" style:parent-style-name="Default" style:data-style-name="N113">
      <style:table-cell-properties fo:background-color="#ccffff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7" style:family="table-cell" style:parent-style-name="Default" style:data-style-name="N111"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ffff99"/>
      <style:text-properties fo:font-size="15pt" style:font-size-asian="15pt" style:font-size-complex="15pt"/>
    </style:style>
    <style:style style:name="ce9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 fo:border="0.002cm solid #000000"/>
      <style:text-properties style:font-name="Sylfaen" fo:font-size="18pt" fo:language="en" fo:country="US" style:font-name-asian="Times New Roman" style:font-size-asian="16pt" style:language-asian="en" style:country-asian="US" style:font-name-complex="Tahoma1" style:font-size-complex="18pt" style:language-complex="en" style:country-complex="US"/>
    </style:style>
    <style:style style:name="ce11" style:family="table-cell" style:parent-style-name="Default" style:data-style-name="N113">
      <style:table-cell-properties fo:background-color="#99ff66"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2" style:family="table-cell" style:parent-style-name="Default">
      <style:table-cell-properties fo:border="0.002cm solid #000000"/>
      <style:text-properties style:font-name="Arial" fo:font-size="14pt" style:font-size-asian="14pt" style:font-size-complex="14pt"/>
    </style:style>
    <style:style style:name="ce13" style:family="table-cell" style:parent-style-name="Default">
      <style:table-cell-properties fo:border="0.002cm solid #000000"/>
      <style:text-properties style:font-name="Arial" fo:font-size="18pt" style:font-size-asian="14pt" style:font-size-complex="14pt"/>
    </style:style>
    <style:style style:name="ce14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4pt" style:font-size-asian="14pt" style:font-size-complex="14pt"/>
    </style:style>
    <style:style style:name="ce15" style:family="table-cell" style:parent-style-name="Default">
      <style:text-properties fo:font-size="15pt" style:font-size-asian="15pt" style:font-size-complex="15pt"/>
    </style:style>
    <style:style style:name="ce16" style:family="table-cell" style:parent-style-name="Default" style:data-style-name="N112">
      <style:table-cell-properties fo:background-color="#ffff99"/>
      <style:text-properties fo:font-size="14pt" style:font-size-asian="14pt" style:font-size-complex="14pt"/>
    </style:style>
    <style:style style:name="ce17" style:family="table-cell" style:parent-style-name="Default" style:data-style-name="N111">
      <style:table-cell-properties style:text-align-source="fix" style:repeat-content="false" fo:border="0.002cm solid #000000"/>
      <style:paragraph-properties fo:text-align="center" fo:margin-left="0cm"/>
      <style:text-properties fo:font-size="15pt" style:font-size-asian="15pt" style:font-size-complex="15pt"/>
    </style:style>
    <style:style style:name="ce18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ize="15pt" style:font-size-asian="15pt" style:font-size-complex="15pt"/>
    </style:style>
    <style:style style:name="ce19" style:family="table-cell" style:parent-style-name="Default">
      <style:table-cell-properties fo:wrap-option="wrap" fo:border="0.002cm solid #000000"/>
      <style:text-properties style:font-name="Arial" fo:font-size="18pt" fo:language="en" fo:country="US" style:font-name-asian="Arial" style:font-size-asian="18pt" style:language-asian="en" style:country-asian="US" style:font-name-complex="Tahoma1" style:font-size-complex="18pt" style:language-complex="en" style:country-complex="US"/>
    </style:style>
    <style:style style:name="ce20" style:family="table-cell" style:parent-style-name="Default">
      <style:table-cell-properties fo:wrap-option="wrap" fo:border="0.002cm solid #000000"/>
      <style:text-properties style:font-name="Tahoma" fo:font-size="18pt" fo:language="en" fo:country="US" style:font-name-asian="Arial" style:font-size-asian="18pt" style:language-asian="en" style:country-asian="US" style:font-name-complex="Tahoma" style:font-size-complex="18pt" style:language-complex="en" style:country-complex="US"/>
    </style:style>
    <style:style style:name="ce21" style:family="table-cell" style:parent-style-name="Default">
      <style:table-cell-properties fo:wrap-option="wrap" fo:border="0.002cm solid #000000"/>
      <style:text-properties style:font-name="Arial" fo:font-size="14pt" fo:language="en" fo:country="US" style:font-name-asian="Tahoma" style:font-size-asian="14pt" style:language-asian="ja" style:country-asian="JP" style:font-name-complex="Mangal" style:font-size-complex="14pt" style:language-complex="hi" style:country-complex="IN"/>
    </style:style>
    <style:style style:name="ce22" style:family="table-cell" style:parent-style-name="Default">
      <style:table-cell-properties fo:wrap-option="wrap" fo:border="0.002cm solid #000000"/>
      <style:text-properties style:font-name="Arial" fo:font-size="14pt" style:font-name-asian="Tahoma" style:font-size-asian="14pt" style:font-size-complex="14pt"/>
    </style:style>
    <style:style style:name="ce23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14pt" style:font-name-complex="Tahoma" style:font-size-complex="14pt"/>
    </style:style>
    <style:style style:name="ce24" style:family="table-cell" style:parent-style-name="Default">
      <style:table-cell-properties fo:wrap-option="wrap" fo:border="0.002cm solid #000000"/>
      <style:text-properties style:font-name="Tahoma" fo:font-size="44pt" fo:language="en" fo:country="US" style:font-name-asian="Arial" style:font-size-asian="44pt" style:language-asian="en" style:country-asian="US" style:font-name-complex="Tahoma" style:font-size-complex="44pt" style:language-complex="en" style:country-complex="US"/>
    </style:style>
    <style:style style:name="ce25" style:family="table-cell" style:parent-style-name="Default">
      <style:table-cell-properties fo:wrap-option="wrap" fo:border="0.002cm solid #000000"/>
      <style:text-properties style:font-name="Tahoma" fo:font-size="14pt" style:font-name-asian="Tahoma" style:font-size-asian="20pt" style:font-name-complex="Tahoma" style:font-size-complex="14pt"/>
    </style:style>
    <style:style style:name="T1" style:family="text">
      <style:text-properties style:font-name="Arial" fo:font-size="14pt" style:font-name-asian="Tahoma" style:font-size-asian="14pt" style:language-asian="ja" style:country-asian="JP" style:font-name-complex="Mangal" style:font-size-complex="14pt" style:language-complex="hi" style:country-complex="IN"/>
    </style:style>
  </office:automatic-styles>
  <office:body>
    <office:spreadsheet>
      <table:table table:name="sentences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1" table:default-cell-style-name="ce4"/>
        <table:table-row table:style-name="ro1">
          <table:table-cell table:style-name="ce1"/>
          <table:table-cell table:number-columns-repeated="10"/>
          <table:table-cell table:formula="of:=COUNTA(i#ref!:i#ref!)" office:value-type="string" office:string-value="エラー:508">
            <text:p>エラー:508</text:p>
          </table:table-cell>
          <table:table-cell table:number-columns-repeated="1012"/>
        </table:table-row>
        <table:table-row table:style-name="ro2">
          <table:table-cell table:style-name="ce2" table:formula="of:=CONCATENATE(&quot;(&quot;;MAX([.A3:.A7]);&quot;)&quot;)" office:value-type="string" office:string-value="(7)">
            <text:p>(7)</text:p>
          </table:table-cell>
          <table:table-cell table:style-name="ce2" table:formula="of:=CONCATENATE(&quot;(&quot;;COUNTA([.B3:.B7]);&quot;)&quot;)" office:value-type="string" office:string-value="(5)">
            <text:p>(5)</text:p>
          </table:table-cell>
          <table:table-cell table:style-name="ce5" office:value-type="string">
            <text:p>entry</text:p>
          </table:table-cell>
          <table:table-cell table:style-name="ce8" table:formula="of:=CONCATENATE(&quot;s.n. (&quot;;MAX([.D3:.D7]);&quot;)&quot;)" office:value-type="string" office:string-value="s.n. (0)">
            <text:p>s.n. (0)</text:p>
          </table:table-cell>
          <table:table-cell table:style-name="ce5" office:value-type="string">
            <text:p>sentence</text:p>
          </table:table-cell>
          <table:table-cell table:style-name="ce5" office:value-type="string">
            <text:p>written</text:p>
          </table:table-cell>
          <table:table-cell table:style-name="ce5"/>
          <table:table-cell table:style-name="ce5" office:value-type="string">
            <text:p>langs</text:p>
          </table:table-cell>
          <table:table-cell table:style-name="ce5" office:value-type="string">
            <text:p>entry</text:p>
          </table:table-cell>
          <table:table-cell table:style-name="ce5" office:value-type="string">
            <text:p>written</text:p>
          </table:table-cell>
          <table:table-cell table:style-name="ce5" office:value-type="string">
            <text:p>diff</text:p>
          </table:table-cell>
          <table:table-cell table:style-name="ce16"/>
          <table:table-cell office:value-type="string">
            <text:p>*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">
            <text:p>3</text:p>
          </table:table-cell>
          <table:table-cell table:style-name="ce3" office:value-type="float" office:value="93">
            <text:p>9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buy. to buy. necessary. / I buy. she buys. we buy. / I want to buy. I need to buy.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5.98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">
            <text:p>4</text:p>
          </table:table-cell>
          <table:table-cell table:style-name="ce3" office:value-type="float" office:value="96">
            <text:p>9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what? / what do I buy? / what did I buy? / what do I need to buy? / what do I want to buy? / </text:p>
          </table:table-cell>
          <table:table-cell table:style-name="ce11"/>
          <table:table-cell table:style-name="ce12" office:value-type="string">
            <text:p>buy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5.98">
            <text:p>0923 <text:s/>9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">
            <text:p>5</text:p>
          </table:table-cell>
          <table:table-cell table:style-name="ce3" office:value-type="float" office:value="98">
            <text:p>9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shop. store. supermarket. / I go to the store. / name. the name of the store. / how often. often. how often do you go?</text:p>
          </table:table-cell>
          <table:table-cell table:style-name="ce11"/>
          <table:table-cell table:style-name="ce12" office:value-type="string">
            <text:p>store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5.98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">
            <text:p>6</text:p>
          </table:table-cell>
          <table:table-cell table:style-name="ce3" office:value-type="float" office:value="100">
            <text:p>10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often. how often? / go. do you go? you. / I go. I go to the shop. I go to the shop often.</text:p>
          </table:table-cell>
          <table:table-cell table:style-name="ce11"/>
          <table:table-cell table:style-name="ce12" office:value-type="string">
            <text:p>go out</text:p>
          </table:table-cell>
          <table:table-cell table:style-name="ce12" office:value-type="string">
            <text:p>ar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5.98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7">
            <text:p>7</text:p>
          </table:table-cell>
          <table:table-cell table:style-name="ce3" office:value-type="float" office:value="102">
            <text:p>10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you. you go / I go / they go / he goes</text:p>
          </table:table-cell>
          <table:table-cell table:style-name="ce11"/>
          <table:table-cell table:style-name="ce12" office:value-type="string">
            <text:p>go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5.99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8">
            <text:p>8</text:p>
          </table:table-cell>
          <table:table-cell table:style-name="ce3" office:value-type="float" office:value="104">
            <text:p>10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I drink / water / I drink water / you drink water / they drink water / he drinks water</text:p>
          </table:table-cell>
          <table:table-cell table:style-name="ce11"/>
          <table:table-cell table:style-name="ce12" office:value-type="string">
            <text:p>drin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5.99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">
            <text:p>9</text:p>
          </table:table-cell>
          <table:table-cell table:style-name="ce3" office:value-type="float" office:value="105">
            <text:p>10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this / that / what? / who? / what is this? / what is that?</text:p>
          </table:table-cell>
          <table:table-cell table:style-name="ce11"/>
          <table:table-cell table:style-name="ce12" office:value-type="string">
            <text:p>ask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5.99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">
            <text:p>10</text:p>
          </table:table-cell>
          <table:table-cell table:style-name="ce3" office:value-type="float" office:value="109">
            <text:p>109</text:p>
          </table:table-cell>
          <table:table-cell table:style-name="ce6" office:value-type="date" office:date-value="2021-08-22T10:13:50.98">
            <text:p>0822</text:p>
          </table:table-cell>
          <table:table-cell table:style-name="ce9"/>
          <table:table-cell table:style-name="ce10" office:value-type="string">
            <text:p>here / there / I go / I go there / you go / you go ther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5.99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">
            <text:p>11</text:p>
          </table:table-cell>
          <table:table-cell table:style-name="ce3" office:value-type="float" office:value="110">
            <text:p>110</text:p>
          </table:table-cell>
          <table:table-cell table:style-name="ce6"/>
          <table:table-cell table:style-name="ce9"/>
          <table:table-cell table:style-name="ce10" office:value-type="string">
            <text:p>help / I need / your help / I need your help</text:p>
          </table:table-cell>
          <table:table-cell table:style-name="ce11"/>
          <table:table-cell table:style-name="ce12" office:value-type="string">
            <text:p>help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5.99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">
            <text:p>12</text:p>
          </table:table-cell>
          <table:table-cell table:style-name="ce3" office:value-type="float" office:value="111">
            <text:p>111</text:p>
          </table:table-cell>
          <table:table-cell table:style-name="ce6" office:value-type="date" office:date-value="2021-08-24T09:59:51.21">
            <text:p>0824</text:p>
          </table:table-cell>
          <table:table-cell table:style-name="ce9"/>
          <table:table-cell table:style-name="ce10" office:value-type="string">
            <text:p>injury / pain / you have pain / you got injured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5.99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3">
            <text:p>13</text:p>
          </table:table-cell>
          <table:table-cell table:style-name="ce3" office:value-type="float" office:value="112">
            <text:p>112</text:p>
          </table:table-cell>
          <table:table-cell table:style-name="ce6" office:value-type="date" office:date-value="2021-08-26T09:53:45.49">
            <text:p>0826</text:p>
          </table:table-cell>
          <table:table-cell table:style-name="ce9"/>
          <table:table-cell table:style-name="ce10" office:value-type="string">
            <text:p>food / I eat / he eats / I eat food / you eat food / you ate <text:s/>food / already / not yet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5.99">
            <text:p>0923 <text:s/>9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14">
            <text:p>14</text:p>
          </table:table-cell>
          <table:table-cell table:style-name="ce3" office:value-type="float" office:value="91">
            <text:p>9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走る。歩く。行く。来る。 / 速く走る。ゆっくり歩く。まっすぐ行く。すぐに来る。/ 一緒に来る。一人で歩く。みんなで行く。/ もうすぐ来る。そのうち、走る。やがて歩く。</text:p>
          </table:table-cell>
          <table:table-cell table:style-name="ce11"/>
          <table:table-cell table:style-name="ce12" office:value-type="string">
            <text:p>walk,run / mode</text:p>
          </table:table-cell>
          <table:table-cell table:style-name="ce12" office:value-type="string">
            <text:p>k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5">
            <text:p>15</text:p>
          </table:table-cell>
          <table:table-cell table:style-name="ce3" office:value-type="float" office:value="43">
            <text:p>43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聞く。書く。見る。知る。分かる。　=&gt;　を使った、文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1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6">
            <text:p>16</text:p>
          </table:table-cell>
          <table:table-cell table:style-name="ce3" office:value-type="float" office:value="92">
            <text:p>9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笛。竹。造る。竹で造る。竹で作った笛。</text:p>
          </table:table-cell>
          <table:table-cell table:style-name="ce11"/>
          <table:table-cell table:style-name="ce12"/>
          <table:table-cell table:style-name="ce12" office:value-type="string">
            <text:p>po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1">
            <text:p>0923 <text:s/>958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2">
            <text:p>2</text:p>
          </table:table-cell>
          <table:table-cell table:style-name="ce6"/>
          <table:table-cell table:style-name="ce9" office:value-type="string">
            <text:p>v</text:p>
          </table:table-cell>
          <table:table-cell table:style-name="ce10" office:value-type="string">
            <text:p>頭から、血が出ています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1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8">
            <text:p>18</text:p>
          </table:table-cell>
          <table:table-cell table:style-name="ce3" office:value-type="float" office:value="11">
            <text:p>11</text:p>
          </table:table-cell>
          <table:table-cell table:style-name="ce6" office:value-type="date" office:date-value="2021-05-02T08:48:06.19">
            <text:p>0502</text:p>
          </table:table-cell>
          <table:table-cell table:style-name="ce9"/>
          <table:table-cell table:style-name="ce10" office:value-type="string">
            <text:p>何時から始まるか、知っていますか。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1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9">
            <text:p>19</text:p>
          </table:table-cell>
          <table:table-cell table:style-name="ce3" office:value-type="float" office:value="12">
            <text:p>12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眠いですか。疲れていま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2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0">
            <text:p>20</text:p>
          </table:table-cell>
          <table:table-cell table:style-name="ce3" office:value-type="float" office:value="15">
            <text:p>15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何時に終わるか、知っていますか。午後４時に、終わり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2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1">
            <text:p>21</text:p>
          </table:table-cell>
          <table:table-cell table:style-name="ce3" office:value-type="float" office:value="16">
            <text:p>16</text:p>
          </table:table-cell>
          <table:table-cell table:style-name="ce6" office:value-type="date" office:date-value="2021-05-03T08:16:33.92">
            <text:p>0503</text:p>
          </table:table-cell>
          <table:table-cell table:style-name="ce9"/>
          <table:table-cell table:style-name="ce10" office:value-type="string">
            <text:p>今日はとても暑いです。少し休みましょう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2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2">
            <text:p>22</text:p>
          </table:table-cell>
          <table:table-cell table:style-name="ce3" office:value-type="float" office:value="23">
            <text:p>23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とても暑いです。 / I drink water very much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2">
            <text:p>0923 <text:s/>958</text:p>
          </table:table-cell>
          <table:table-cell table:number-columns-repeated="1011"/>
        </table:table-row>
        <table:table-row table:style-name="ro8">
          <table:table-cell table:style-name="ce3" table:formula="of:=ROW()" office:value-type="float" office:value="23">
            <text:p>23</text:p>
          </table:table-cell>
          <table:table-cell table:style-name="ce3" office:value-type="float" office:value="24">
            <text:p>24</text:p>
          </table:table-cell>
          <table:table-cell table:style-name="ce6" office:value-type="date" office:date-value="2021-05-10T09:01:37.55">
            <text:p>0510</text:p>
          </table:table-cell>
          <table:table-cell table:style-name="ce9"/>
          <table:table-cell table:style-name="ce10" office:value-type="string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3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4">
            <text:p>24</text:p>
          </table:table-cell>
          <table:table-cell table:style-name="ce3" office:value-type="float" office:value="25">
            <text:p>25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、風が吹いている。とても寒いです。雨が降る。雨が降るかも知れませ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3">
            <text:p>0923 <text:s/>95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25">
            <text:p>25</text:p>
          </table:table-cell>
          <table:table-cell table:style-name="ce3" office:value-type="float" office:value="26">
            <text:p>26</text:p>
          </table:table-cell>
          <table:table-cell table:style-name="ce6" office:value-type="date" office:date-value="2021-05-11T09:16:50.6">
            <text:p>0511</text:p>
          </table:table-cell>
          <table:table-cell table:style-name="ce9"/>
          <table:table-cell table:style-name="ce10" office:value-type="string">
            <text:p>今日は雲がない。とても暑いです。/ 熱中症。水を飲み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4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26">
            <text:p>26</text:p>
          </table:table-cell>
          <table:table-cell table:style-name="ce3" office:value-type="float" office:value="27">
            <text:p>27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風が吹いている。風が吹いていない。どっちですか？</text:p>
          </table:table-cell>
          <table:table-cell table:style-name="ce11"/>
          <table:table-cell table:style-name="ce12" office:value-type="string">
            <text:p>A or B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4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27">
            <text:p>27</text:p>
          </table:table-cell>
          <table:table-cell table:style-name="ce3" office:value-type="float" office:value="33">
            <text:p>33</text:p>
          </table:table-cell>
          <table:table-cell table:style-name="ce6" office:value-type="date" office:date-value="2021-05-15T10:48:37.7">
            <text:p>0515</text:p>
          </table:table-cell>
          <table:table-cell table:style-name="ce9"/>
          <table:table-cell table:style-name="ce10" office:value-type="string">
            <text:p>he got injured. / he needs help.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4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28">
            <text:p>28</text:p>
          </table:table-cell>
          <table:table-cell table:style-name="ce3" office:value-type="float" office:value="34">
            <text:p>34</text:p>
          </table:table-cell>
          <table:table-cell table:style-name="ce6" office:value-type="date" office:date-value="2021-05-16T08:24:27.410001">
            <text:p>0516</text:p>
          </table:table-cell>
          <table:table-cell table:style-name="ce9"/>
          <table:table-cell table:style-name="ce10" office:value-type="string">
            <text:p>指を怪我しました。肩を壁にぶつけました。足を角材にぶつけまし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5">
            <text:p>0923 <text:s/>9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29">
            <text:p>29</text:p>
          </table:table-cell>
          <table:table-cell table:style-name="ce3" office:value-type="float" office:value="44">
            <text:p>44</text:p>
          </table:table-cell>
          <table:table-cell table:style-name="ce6" office:value-type="date" office:date-value="2021-05-27">
            <text:p>0527</text:p>
          </table:table-cell>
          <table:table-cell table:style-name="ce9"/>
          <table:table-cell table:style-name="ce10" office:value-type="string">
            <text:p>can you hold his arm? / please hold his body. / can you move these wood boards away for me? I want to make <text:s/>a space for him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5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30">
            <text:p>30</text:p>
          </table:table-cell>
          <table:table-cell table:style-name="ce3" office:value-type="float" office:value="45">
            <text:p>45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喉が渇きました。水は、どこで飲めますか？水を飲む場所はありますか？水道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5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1">
            <text:p>31</text:p>
          </table:table-cell>
          <table:table-cell table:style-name="ce3" office:value-type="float" office:value="46">
            <text:p>46</text:p>
          </table:table-cell>
          <table:table-cell table:style-name="ce6" office:value-type="date" office:date-value="2021-05-30T10:57:30.9">
            <text:p>0530</text:p>
          </table:table-cell>
          <table:table-cell table:style-name="ce9"/>
          <table:table-cell table:style-name="ce10" office:value-type="string">
            <text:p>you go forward. / you turn to the left. / and, you turn to the right / there is a toilet. / someone is using it now.</text:p>
          </table:table-cell>
          <table:table-cell table:style-name="ce11"/>
          <table:table-cell table:style-name="ce12" office:value-type="string">
            <text:p>direc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5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2">
            <text:p>32</text:p>
          </table:table-cell>
          <table:table-cell table:style-name="ce3" office:value-type="float" office:value="47">
            <text:p>47</text:p>
          </table:table-cell>
          <table:table-cell table:style-name="ce6" office:value-type="date" office:date-value="2021-05-31T10:48:39.27">
            <text:p>0531</text:p>
          </table:table-cell>
          <table:table-cell table:style-name="ce9"/>
          <table:table-cell table:style-name="ce10" office:value-type="string">
            <text:p>ここに穴があります。危ないです。板を置きま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6">
            <text:p>0923 <text:s/>9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3">
            <text:p>33</text:p>
          </table:table-cell>
          <table:table-cell table:style-name="ce3" office:value-type="float" office:value="48">
            <text:p>48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head is bleeding? where did he hit his head, when? / how did he fall on the floor? / how did you come here. train, car?</text:p>
          </table:table-cell>
          <table:table-cell table:style-name="ce11"/>
          <table:table-cell table:style-name="ce12" office:value-type="string">
            <text:p>reason, method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6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4">
            <text:p>34</text:p>
          </table:table-cell>
          <table:table-cell table:style-name="ce3" office:value-type="float" office:value="49">
            <text:p>49</text:p>
          </table:table-cell>
          <table:table-cell table:style-name="ce6" office:value-type="date" office:date-value="2021-06-03T11:42:33.77">
            <text:p>0603</text:p>
          </table:table-cell>
          <table:table-cell table:style-name="ce9"/>
          <table:table-cell table:style-name="ce10" office:value-type="string">
            <text:p>why his nose is bleeding? / because an iron rod fell on his nose </text:p>
          </table:table-cell>
          <table:table-cell table:style-name="ce11"/>
          <table:table-cell table:style-name="ce12" office:value-type="string">
            <text:p>reason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6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5">
            <text:p>35</text:p>
          </table:table-cell>
          <table:table-cell table:style-name="ce3" office:value-type="float" office:value="50">
            <text:p>50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it really happened? / he fell down on the floor. it is slippery.</text:p>
          </table:table-cell>
          <table:table-cell table:style-name="ce11"/>
          <table:table-cell table:style-name="ce12" office:value-type="string">
            <text:p>“reall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6">
            <text:p>0923 <text:s/>9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36">
            <text:p>36</text:p>
          </table:table-cell>
          <table:table-cell table:style-name="ce3" office:value-type="float" office:value="51">
            <text:p>51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e says he wants to have a rest. / he says he is not feeling well. / he says he wants to sit down on the floor. / how does he feel?</text:p>
          </table:table-cell>
          <table:table-cell table:style-name="ce11"/>
          <table:table-cell table:style-name="ce12" office:value-type="string">
            <text:p>“say”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6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37">
            <text:p>37</text:p>
          </table:table-cell>
          <table:table-cell table:style-name="ce3" office:value-type="float" office:value="52">
            <text:p>52</text:p>
          </table:table-cell>
          <table:table-cell table:style-name="ce6" office:value-type="date" office:date-value="2021-06-05T10:33:58.45">
            <text:p>0605</text:p>
          </table:table-cell>
          <table:table-cell table:style-name="ce9"/>
          <table:table-cell table:style-name="ce10" office:value-type="string">
            <text:p>his mouth got swollen. he hit his mouth on the iron bar.</text:p>
          </table:table-cell>
          <table:table-cell table:style-name="ce11"/>
          <table:table-cell table:style-name="ce12" office:value-type="string">
            <text:p>body par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6">
            <text:p>0923 <text:s/>95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38">
            <text:p>38</text:p>
          </table:table-cell>
          <table:table-cell table:style-name="ce3" office:value-type="float" office:value="53">
            <text:p>53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腕から血が流れている。脚から血が流れている。 / 彼は、下の階へ落ちた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7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39">
            <text:p>39</text:p>
          </table:table-cell>
          <table:table-cell table:style-name="ce3" office:value-type="float" office:value="54">
            <text:p>54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ここには、ロープが張られていない。落ちます。危険です。</text:p>
          </table:table-cell>
          <table:table-cell table:style-name="ce11"/>
          <table:table-cell table:style-name="ce12" office:value-type="string">
            <text:p>dang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7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0">
            <text:p>40</text:p>
          </table:table-cell>
          <table:table-cell table:style-name="ce3" office:value-type="float" office:value="55">
            <text:p>55</text:p>
          </table:table-cell>
          <table:table-cell table:style-name="ce6" office:value-type="date" office:date-value="2021-06-07T07:56:45.23">
            <text:p>0607</text:p>
          </table:table-cell>
          <table:table-cell table:style-name="ce9"/>
          <table:table-cell table:style-name="ce10" office:value-type="string">
            <text:p>それはとても重いです。動かさなくていいです。後で、皆で動かしましょう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8">
            <text:p>0923 <text:s/>95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41">
            <text:p>41</text:p>
          </table:table-cell>
          <table:table-cell table:style-name="ce3" office:value-type="float" office:value="56">
            <text:p>56</text:p>
          </table:table-cell>
          <table:table-cell table:style-name="ce6" office:value-type="date" office:date-value="2021-06-08T08:38:13.32">
            <text:p>0608</text:p>
          </table:table-cell>
          <table:table-cell table:style-name="ce9"/>
          <table:table-cell table:style-name="ce10" office:value-type="string">
            <text:p>このロープは、とても軽いです。一人で持てるでしょう。あそこへ、運んでもらえますか？/ この板は、とても重いです。動かす必要はありません。あとで。</text:p>
          </table:table-cell>
          <table:table-cell table:style-name="ce11"/>
          <table:table-cell table:style-name="ce12" office:value-type="string">
            <text:p>性質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8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2">
            <text:p>42</text:p>
          </table:table-cell>
          <table:table-cell table:style-name="ce3" office:value-type="float" office:value="57">
            <text:p>57</text:p>
          </table:table-cell>
          <table:table-cell table:style-name="ce6"/>
          <table:table-cell table:style-name="ce9"/>
          <table:table-cell table:style-name="ce10" office:value-type="string">
            <text:p>２階から、３階へ、上がってもらえますか？そこで、壁を叩いてください。</text:p>
          </table:table-cell>
          <table:table-cell table:style-name="ce11"/>
          <table:table-cell table:style-name="ce12" office:value-type="string">
            <text:p>移動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9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43">
            <text:p>43</text:p>
          </table:table-cell>
          <table:table-cell table:style-name="ce3" office:value-type="float" office:value="58">
            <text:p>58</text:p>
          </table:table-cell>
          <table:table-cell table:style-name="ce6" office:value-type="date" office:date-value="2021-06-11T16:16:27.73">
            <text:p>0611</text:p>
          </table:table-cell>
          <table:table-cell table:style-name="ce9"/>
          <table:table-cell table:style-name="ce10" office:value-type="string">
            <text:p>it is good. you are doing well. please do it. please continue it. / please do it again.</text:p>
          </table:table-cell>
          <table:table-cell table:style-name="ce11"/>
          <table:table-cell table:style-name="ce12" office:value-type="string">
            <text:p>良い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9">
            <text:p>0923 <text:s/>9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44">
            <text:p>44</text:p>
          </table:table-cell>
          <table:table-cell table:style-name="ce3" office:value-type="float" office:value="66">
            <text:p>66</text:p>
          </table:table-cell>
          <table:table-cell table:style-name="ce6" office:value-type="date" office:date-value="2021-07-11T09:37:15.13">
            <text:p>0711</text:p>
          </table:table-cell>
          <table:table-cell table:style-name="ce9"/>
          <table:table-cell table:style-name="ce10" office:value-type="string">
            <text:p>can you hold this chord for me for a while? / I want to got to the toilet. / can you have this backet for me? I want to pour water into it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9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45">
            <text:p>45</text:p>
          </table:table-cell>
          <table:table-cell table:style-name="ce3" office:value-type="float" office:value="67">
            <text:p>67</text:p>
          </table:table-cell>
          <table:table-cell table:style-name="ce6" office:value-type="date" office:date-value="2021-07-13T08:54:29.84">
            <text:p>0713</text:p>
          </table:table-cell>
          <table:table-cell table:style-name="ce9"/>
          <table:table-cell table:style-name="ce10" office:value-type="string">
            <text:p>水を出す筒。水。筒。彼は、水を出します。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09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6">
            <text:p>46</text:p>
          </table:table-cell>
          <table:table-cell table:style-name="ce3" office:value-type="float" office:value="68">
            <text:p>68</text:p>
          </table:table-cell>
          <table:table-cell table:style-name="ce6" office:value-type="date" office:date-value="2021-07-14T08:55:10.33">
            <text:p>0714</text:p>
          </table:table-cell>
          <table:table-cell table:style-name="ce9"/>
          <table:table-cell table:style-name="ce10" office:value-type="string">
            <text:p>柱と、柱の周りに、水をかけてください。梁に、水をかけてください。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7">
            <text:p>47</text:p>
          </table:table-cell>
          <table:table-cell table:style-name="ce3" office:value-type="float" office:value="69">
            <text:p>69</text:p>
          </table:table-cell>
          <table:table-cell table:style-name="ce6" office:value-type="date" office:date-value="2021-07-14T09:00:17.94">
            <text:p>0714</text:p>
          </table:table-cell>
          <table:table-cell table:style-name="ce9"/>
          <table:table-cell table:style-name="ce10" office:value-type="string">
            <text:p>たばこ。タバコを吸いますか？どこでタバコを吸えますか？タバコを吸う場所。喫煙所。</text:p>
          </table:table-cell>
          <table:table-cell table:style-name="ce11"/>
          <table:table-cell table:style-name="ce12" office:value-type="string">
            <text:p>things:tobacco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48">
            <text:p>48</text:p>
          </table:table-cell>
          <table:table-cell table:style-name="ce3" office:value-type="float" office:value="70">
            <text:p>70</text:p>
          </table:table-cell>
          <table:table-cell table:style-name="ce6" office:value-type="date" office:date-value="2021-07-15T08:48:59.33">
            <text:p>0715</text:p>
          </table:table-cell>
          <table:table-cell table:style-name="ce9"/>
          <table:table-cell table:style-name="ce10" office:value-type="string">
            <text:p>休憩。時間。時刻。休憩の時間。あるいは、タバコを吸いますか？そして、水を飲みますか？</text:p>
          </table:table-cell>
          <table:table-cell table:style-name="ce11"/>
          <table:table-cell table:style-name="ce12" office:value-type="string">
            <text:p>syntax : and, 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1">
            <text:p>0923 <text:s/>95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49">
            <text:p>49</text:p>
          </table:table-cell>
          <table:table-cell table:style-name="ce3" office:value-type="float" office:value="71">
            <text:p>71</text:p>
          </table:table-cell>
          <table:table-cell table:style-name="ce6" office:value-type="date" office:date-value="2021-07-15T09:03:06.31">
            <text:p>0715</text:p>
          </table:table-cell>
          <table:table-cell table:style-name="ce9"/>
          <table:table-cell table:style-name="ce10" office:value-type="string">
            <text:p>休憩。休憩しましたか？私は、休憩します。もう、休憩しましたか？彼らは、すでに、休憩しましたか？もう、食べましたか？</text:p>
          </table:table-cell>
          <table:table-cell table:style-name="ce11"/>
          <table:table-cell table:style-name="ce12" office:value-type="string">
            <text:p>word : もう、すで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1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0">
            <text:p>50</text:p>
          </table:table-cell>
          <table:table-cell table:style-name="ce3" office:value-type="float" office:value="72">
            <text:p>72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バケツに水を入れていください。ブラシ。ブラシで、鉄筋を、洗ってください。</text:p>
          </table:table-cell>
          <table:table-cell table:style-name="ce11"/>
          <table:table-cell table:style-name="ce12" office:value-type="string">
            <text:p>作業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2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51">
            <text:p>51</text:p>
          </table:table-cell>
          <table:table-cell table:style-name="ce3" office:value-type="float" office:value="73">
            <text:p>73</text:p>
          </table:table-cell>
          <table:table-cell table:style-name="ce6" office:value-type="date" office:date-value="2021-07-16T08:53:36.430001">
            <text:p>0716</text:p>
          </table:table-cell>
          <table:table-cell table:style-name="ce9"/>
          <table:table-cell table:style-name="ce10" office:value-type="string">
            <text:p>疲れましたか？暑いですか？１０分ぐらい、やすんでください。私が、代わりに、やります。</text:p>
          </table:table-cell>
          <table:table-cell table:style-name="ce11"/>
          <table:table-cell table:style-name="ce12" office:value-type="string">
            <text:p>健康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5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2">
            <text:p>52</text:p>
          </table:table-cell>
          <table:table-cell table:style-name="ce3" office:value-type="float" office:value="74">
            <text:p>74</text:p>
          </table:table-cell>
          <table:table-cell table:style-name="ce6" office:value-type="date" office:date-value="2021-07-17T08:37:49.98">
            <text:p>0717</text:p>
          </table:table-cell>
          <table:table-cell table:style-name="ce9"/>
          <table:table-cell table:style-name="ce10" office:value-type="string">
            <text:p>do you know where the stairs are? / stairs / the stairs are on the other side / this side</text:p>
          </table:table-cell>
          <table:table-cell table:style-name="ce11"/>
          <table:table-cell table:style-name="ce12" office:value-type="string">
            <text:p>loca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5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3">
            <text:p>53</text:p>
          </table:table-cell>
          <table:table-cell table:style-name="ce3" office:value-type="float" office:value="75">
            <text:p>75</text:p>
          </table:table-cell>
          <table:table-cell table:style-name="ce6" office:value-type="date" office:date-value="2021-07-18">
            <text:p>0718</text:p>
          </table:table-cell>
          <table:table-cell table:style-name="ce9"/>
          <table:table-cell table:style-name="ce10" office:value-type="string">
            <text:p>I have a hat. / you have a hat / did you buy that hat in japan?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6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4">
            <text:p>54</text:p>
          </table:table-cell>
          <table:table-cell table:style-name="ce3" office:value-type="float" office:value="76">
            <text:p>76</text:p>
          </table:table-cell>
          <table:table-cell table:style-name="ce6" office:value-type="date" office:date-value="2021-07-23T09:13:39.17">
            <text:p>0723</text:p>
          </table:table-cell>
          <table:table-cell table:style-name="ce9"/>
          <table:table-cell table:style-name="ce10" office:value-type="string">
            <text:p>I am hungry / I didn't eat breakfast. / I want to eat. / I have some food.</text:p>
          </table:table-cell>
          <table:table-cell table:style-name="ce11"/>
          <table:table-cell table:style-name="ce12" office:value-type="string">
            <text:p>action : 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6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55">
            <text:p>55</text:p>
          </table:table-cell>
          <table:table-cell table:style-name="ce3" office:value-type="float" office:value="77">
            <text:p>77</text:p>
          </table:table-cell>
          <table:table-cell table:style-name="ce6" office:value-type="date" office:date-value="2021-07-24T09:29:08.15">
            <text:p>0724</text:p>
          </table:table-cell>
          <table:table-cell table:style-name="ce9"/>
          <table:table-cell table:style-name="ce10" office:value-type="string">
            <text:p>a big hat / a small hat / the sun light / it comes / the sun light comes / the sun light doesn't come</text:p>
          </table:table-cell>
          <table:table-cell table:style-name="ce11"/>
          <table:table-cell table:style-name="ce12" office:value-type="string">
            <text:p>things : h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6">
            <text:p>0923 <text:s/>9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56">
            <text:p>56</text:p>
          </table:table-cell>
          <table:table-cell table:style-name="ce3" office:value-type="float" office:value="78">
            <text:p>78</text:p>
          </table:table-cell>
          <table:table-cell table:style-name="ce6" office:value-type="date" office:date-value="2021-07-24T09:31:03.13">
            <text:p>0724</text:p>
          </table:table-cell>
          <table:table-cell table:style-name="ce9"/>
          <table:table-cell table:style-name="ce10" office:value-type="string">
            <text:p>I want to drink / I am hungry / I like food / food / what kind of food? / I like rice / what food do you like? / a Vietnamese food / noodle / do you like noodle?</text:p>
          </table:table-cell>
          <table:table-cell table:style-name="ce11"/>
          <table:table-cell table:style-name="ce12" office:value-type="string">
            <text:p>ea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6">
            <text:p>0923 <text:s/>95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7">
            <text:p>57</text:p>
          </table:table-cell>
          <table:table-cell table:style-name="ce3" office:value-type="float" office:value="79">
            <text:p>79</text:p>
          </table:table-cell>
          <table:table-cell table:style-name="ce6"/>
          <table:table-cell table:style-name="ce9"/>
          <table:table-cell table:style-name="ce10" office:value-type="string">
            <text:p>このバケツは重いです。あの箱は、軽いです。 / 一人では、持てません。 / すまないが、向こうへ運んでくれますか？ / バケツの中に、ブラシが入っています。</text:p>
          </table:table-cell>
          <table:table-cell table:style-name="ce11"/>
          <table:table-cell table:style-name="ce12" office:value-type="string">
            <text:p>bucket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7">
            <text:p>0923 <text:s/>95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58">
            <text:p>58</text:p>
          </table:table-cell>
          <table:table-cell table:style-name="ce3" office:value-type="float" office:value="80">
            <text:p>80</text:p>
          </table:table-cell>
          <table:table-cell table:style-name="ce6"/>
          <table:table-cell table:style-name="ce9"/>
          <table:table-cell table:style-name="ce10" office:value-type="string">
            <text:p>この箱は重いです。 / 誰か、他の人を呼びましょう。 / 手伝ってもらえますか？ / この角材を、向こうへ動かしたい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8">
            <text:p>0923 <text:s/>95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59">
            <text:p>59</text:p>
          </table:table-cell>
          <table:table-cell table:style-name="ce3" office:value-type="float" office:value="81">
            <text:p>81</text:p>
          </table:table-cell>
          <table:table-cell table:style-name="ce6" office:value-type="date" office:date-value="2021-07-28T09:12:51.6">
            <text:p>0728</text:p>
          </table:table-cell>
          <table:table-cell table:style-name="ce9"/>
          <table:table-cell table:style-name="ce10" office:value-type="string">
            <text:p>この板は、とても重いです。手では、運べません。運べないでしょう。 / 一輪車を、探し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19">
            <text:p>0923 <text:s/>958</text:p>
          </table:table-cell>
          <table:table-cell table:number-columns-repeated="1011"/>
        </table:table-row>
        <table:table-row table:style-name="ro13">
          <table:table-cell table:style-name="ce3" table:formula="of:=ROW()" office:value-type="float" office:value="60">
            <text:p>60</text:p>
          </table:table-cell>
          <table:table-cell table:style-name="ce3" office:value-type="float" office:value="82">
            <text:p>82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バケツに水を入れてください。 / この水は、捨ててください。捨ててもらえますか / ここに、捨ててください。 / そこには、捨てないでください。 / なぜなら、床を汚したくないからです。 / 汚したくない。汚したくないそう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25">
            <text:p>0923 <text:s/>95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1">
            <text:p>61</text:p>
          </table:table-cell>
          <table:table-cell table:style-name="ce3" office:value-type="float" office:value="83">
            <text:p>8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汚水。汚れた水。この汚れた水。汚れている水。 / この水を流しても、なにか、違いがありますか？違い。流す。水を流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25">
            <text:p>0923 <text:s/>95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2">
            <text:p>62</text:p>
          </table:table-cell>
          <table:table-cell table:style-name="ce3" office:value-type="float" office:value="84">
            <text:p>8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この水は、いま入れました。まだ、きれいです。 / もう、汚いです。まだ、汚くないです。 / 洗います。あとで、洗います。いま、洗います。誰が、洗い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26">
            <text:p>0923 <text:s/>95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3">
            <text:p>63</text:p>
          </table:table-cell>
          <table:table-cell table:style-name="ce3" office:value-type="float" office:value="85">
            <text:p>8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喉が渇きます。喉。乾く。 / 水を飲みたいです。冷たい水。水が熱いです。熱くなっています。 / 暑いです。暑いですね。暑くなります。暑くなりました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27">
            <text:p>0923 <text:s/>95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4">
            <text:p>64</text:p>
          </table:table-cell>
          <table:table-cell table:style-name="ce3" office:value-type="float" office:value="86">
            <text:p>86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汗。出る。汗が出る。/ 流れる。汗が流れる / 汚れる。汚れ。服。衣服。作業。作業着。服が汚れる。汚れた。すでに、汚れた。もう、汚れた。まだ、汚れていない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28">
            <text:p>0923 <text:s/>95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5">
            <text:p>65</text:p>
          </table:table-cell>
          <table:table-cell table:style-name="ce3" office:value-type="float" office:value="87">
            <text:p>8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日。暑い。今日は、暑い / 日差し。日光。強い。弱い。日差しが強い。 / 涼しい。涼しくなる。なってほしい。涼しくなってほしい。</text:p>
          </table:table-cell>
          <table:table-cell table:style-name="ce11"/>
          <table:table-cell table:style-name="ce12" office:value-type="string">
            <text:p>weathe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29">
            <text:p>0923 <text:s/>95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66">
            <text:p>66</text:p>
          </table:table-cell>
          <table:table-cell table:style-name="ce3" office:value-type="float" office:value="88">
            <text:p>88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暑い。こんなに暑い。なぜ、暑いのか？なぜ、こんなに暑いのか？ / 夏。季節。ベトナムも、暑いか？ / 降る。雨。雨が降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">
            <text:p>0923 <text:s/>95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67">
            <text:p>67</text:p>
          </table:table-cell>
          <table:table-cell table:style-name="ce3" office:value-type="float" office:value="89">
            <text:p>8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風。吹く。風が吹く。 / もし風が吹いたら。涼しい。涼しくなる。涼しくなるだろう。</text:p>
          </table:table-cell>
          <table:table-cell table:style-name="ce11"/>
          <table:table-cell table:style-name="ce12" office:value-type="string">
            <text:p>condition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68">
            <text:p>68</text:p>
          </table:table-cell>
          <table:table-cell table:style-name="ce3" office:value-type="float" office:value="90">
            <text:p>90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週。今週。来週。先週。 / 天気。今週の天気。 / 今日。明日。昨日。 / ３日前。５日前。 / １ヶ月。２ヶ月。</text:p>
          </table:table-cell>
          <table:table-cell table:style-name="ce11"/>
          <table:table-cell table:style-name="ce12" office:value-type="string">
            <text:p>week,month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3">
            <text:p>0923 <text:s/>95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69">
            <text:p>69</text:p>
          </table:table-cell>
          <table:table-cell table:style-name="ce3" office:value-type="float" office:value="94">
            <text:p>94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今週、仕事をできますか？ / 休む。休みます。来週は、休みますか？ / 先週は、休みましたか？ / 予定。今月の予定は、どうで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4">
            <text:p>0923 <text:s/>95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0">
            <text:p>70</text:p>
          </table:table-cell>
          <table:table-cell table:style-name="ce3" office:value-type="float" office:value="95">
            <text:p>95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疲れる。疲れた。疲れましたか？ / 一週間に、何日、休みますか？休日。 / 今月は、何回、休みましたか？ / 決める。決めました。決まっている。いつ休むか、決まっていますか？</text:p>
          </table:table-cell>
          <table:table-cell table:style-name="ce11"/>
          <table:table-cell table:style-name="ce12" office:value-type="string">
            <text:p>labor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5">
            <text:p>0923 <text:s/>95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1">
            <text:p>71</text:p>
          </table:table-cell>
          <table:table-cell table:style-name="ce3" office:value-type="float" office:value="97">
            <text:p>97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table-cell table:style-name="ce11"/>
          <table:table-cell table:style-name="ce12" office:value-type="string">
            <text:p>injury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6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2">
            <text:p>72</text:p>
          </table:table-cell>
          <table:table-cell table:style-name="ce3" office:value-type="float" office:value="99">
            <text:p>99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呼吸。苦しい。感じる。 / 呼吸が苦しい。 / 胸。痛い。胸が痛い。 / 腹。腹が痛い。</text:p>
          </table:table-cell>
          <table:table-cell table:style-name="ce11"/>
          <table:table-cell table:style-name="ce12" office:value-type="string">
            <text:p>medical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6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73">
            <text:p>73</text:p>
          </table:table-cell>
          <table:table-cell table:style-name="ce3" office:value-type="float" office:value="101">
            <text:p>101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ブラシ。バケツ。水。/ 手。腕。持つ。/ ブラシを持つ。バケツを持つ。/ 入れる。水を入れる。水をバケツに入れる</text:p>
          </table:table-cell>
          <table:table-cell table:style-name="ce11"/>
          <table:table-cell table:style-name="ce12" office:value-type="string">
            <text:p>tools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7">
            <text:p>0923 <text:s/>958</text:p>
          </table:table-cell>
          <table:table-cell table:number-columns-repeated="1011"/>
        </table:table-row>
        <table:table-row table:style-name="ro12">
          <table:table-cell table:style-name="ce3" table:formula="of:=ROW()" office:value-type="float" office:value="74">
            <text:p>74</text:p>
          </table:table-cell>
          <table:table-cell table:style-name="ce3" office:value-type="float" office:value="103">
            <text:p>103</text:p>
          </table:table-cell>
          <table:table-cell table:style-name="ce6" office:value-type="date" office:date-value="2021-08-14">
            <text:p>0814</text:p>
          </table:table-cell>
          <table:table-cell table:style-name="ce9"/>
          <table:table-cell table:style-name="ce10" office:value-type="string">
            <text:p>シャベル。スコップ。コンクリート。/ コンクリートを、シャベルで、入れる。/ シャベルで、外へ出す。/ ここへ、入れてください。</text:p>
          </table:table-cell>
          <table:table-cell table:style-name="ce11"/>
          <table:table-cell table:style-name="ce12" office:value-type="string">
            <text:p>シャベル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8">
            <text:p>0923 <text:s/>95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5">
            <text:p>75</text:p>
          </table:table-cell>
          <table:table-cell table:style-name="ce3" office:value-type="float" office:value="106">
            <text:p>106</text:p>
          </table:table-cell>
          <table:table-cell table:style-name="ce6" office:value-type="date" office:date-value="2021-08-15">
            <text:p>0815</text:p>
          </table:table-cell>
          <table:table-cell table:style-name="ce9"/>
          <table:table-cell table:style-name="ce10" office:value-type="string">
            <text:p>氷。冷やす。冷たい。水で冷やす。 / 置く。首。首に置く。首に氷を置く。</text:p>
          </table:table-cell>
          <table:table-cell table:style-name="ce11"/>
          <table:table-cell table:style-name="ce12" office:value-type="string">
            <text:p>冷やす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8">
            <text:p>0923 <text:s/>95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76">
            <text:p>76</text:p>
          </table:table-cell>
          <table:table-cell table:style-name="ce3" office:value-type="float" office:value="107">
            <text:p>107</text:p>
          </table:table-cell>
          <table:table-cell table:style-name="ce6" office:value-type="date" office:date-value="2021-08-16T09:31:54.86">
            <text:p>0816</text:p>
          </table:table-cell>
          <table:table-cell table:style-name="ce9"/>
          <table:table-cell table:style-name="ce10" office:value-type="string">
            <text:p>気温。高い。今日は、気温が高いです。/ 飲む。飲み物。食べる。食べ物。</text:p>
          </table:table-cell>
          <table:table-cell table:style-name="ce11"/>
          <table:table-cell table:style-name="ce12" office:value-type="string">
            <text:p>気温；飲む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9">
            <text:p>0923 <text:s/>958</text:p>
          </table:table-cell>
          <table:table-cell table:number-columns-repeated="1011"/>
        </table:table-row>
        <table:table-row table:style-name="ro4">
          <table:table-cell table:style-name="ce3" table:formula="of:=ROW()" office:value-type="float" office:value="77">
            <text:p>77</text:p>
          </table:table-cell>
          <table:table-cell table:style-name="ce3" office:value-type="float" office:value="108">
            <text:p>108</text:p>
          </table:table-cell>
          <table:table-cell table:style-name="ce6" office:value-type="date" office:date-value="2021-08-21T10:48:09.96">
            <text:p>0821</text:p>
          </table:table-cell>
          <table:table-cell table:style-name="ce9"/>
          <table:table-cell table:style-name="ce10" office:value-type="string">
            <text:p>hot / temperature / high, low / temperature is high / I want / I need / temperature is low / I want the temperature to be low.</text:p>
          </table:table-cell>
          <table:table-cell table:style-name="ce11"/>
          <table:table-cell table:style-name="ce12" office:value-type="string">
            <text:p>気温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9">
            <text:p>0923 <text:s/>958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1">
            <text:p>1</text:p>
          </table:table-cell>
          <table:table-cell table:style-name="ce6" office:value-type="date" office:date-value="2021-04-29T15:15:36.43">
            <text:p>0429</text:p>
          </table:table-cell>
          <table:table-cell table:style-name="ce9" office:value-type="string">
            <text:p>c</text:p>
          </table:table-cell>
          <table:table-cell table:style-name="ce10" office:value-type="string">
            <text:p>消しゴム以外に、何を売っていますか？</text:p>
          </table:table-cell>
          <table:table-cell table:style-name="ce11" office:value-type="date" office:date-value="2021-04-29T16:41:16.94">
            <text:p>0429</text:p>
          </table:table-cell>
          <table:table-cell table:style-name="ce12" table:number-columns-repeated="2"/>
          <table:table-cell table:style-name="ce6" office:value-type="date" office:date-value="2021-03-25T13:08:31.82">
            <text:p>0325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9">
            <text:p>0923 <text:s/>958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3">
            <text:p>3</text:p>
          </table:table-cell>
          <table:table-cell table:style-name="ce6" office:value-type="date" office:date-value="2021-05-01T10:24:21.49">
            <text:p>0501</text:p>
          </table:table-cell>
          <table:table-cell table:style-name="ce9"/>
          <table:table-cell table:style-name="ce10" office:value-type="string">
            <text:p>昨日は、ぐっすりと眠りました。それなのに、今朝は眠いのです。</text:p>
          </table:table-cell>
          <table:table-cell table:style-name="ce11" office:value-type="date" office:date-value="2021-05-01T10:24:21.49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39">
            <text:p>0923 <text:s/>958</text:p>
          </table:table-cell>
          <table:table-cell table:number-columns-repeated="1011"/>
        </table:table-row>
        <table:table-row table:style-name="ro6">
          <table:table-cell table:number-columns-repeated="2" table:style-name="ce3" office:value-type="float" office:value="4">
            <text:p>4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部屋の中は暑くて、とても寝ていられません。</text:p>
          </table:table-cell>
          <table:table-cell table:style-name="ce11" office:value-type="date" office:date-value="2021-05-01T10:43:01.47">
            <text:p>0501</text:p>
          </table:table-cell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">
            <text:p>0923 <text:s/>958</text:p>
          </table:table-cell>
          <table:table-cell table:number-columns-repeated="1011"/>
        </table:table-row>
        <table:table-row table:style-name="ro7">
          <table:table-cell table:number-columns-repeated="2" table:style-name="ce3" office:value-type="float" office:value="5">
            <text:p>5</text:p>
          </table:table-cell>
          <table:table-cell table:style-name="ce6" office:value-type="date" office:date-value="2021-05-01T10:43:01.47">
            <text:p>0501</text:p>
          </table:table-cell>
          <table:table-cell table:style-name="ce9"/>
          <table:table-cell table:style-name="ce10" office:value-type="string">
            <text:p>以前はクーラーがあったそうですが、あるとき、持ち主が、取り外して、持って行ってしまったそう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2">
            <text:p>82</text:p>
          </table:table-cell>
          <table:table-cell table:style-name="ce3" office:value-type="float" office:value="8">
            <text:p>8</text:p>
          </table:table-cell>
          <table:table-cell table:style-name="ce6" office:value-type="date" office:date-value="2021-05-01T10:57:49.5">
            <text:p>0501</text:p>
          </table:table-cell>
          <table:table-cell table:style-name="ce9"/>
          <table:table-cell table:style-name="ce10" office:value-type="string">
            <text:p>私は公園へ行く時、自転車を使います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1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3">
            <text:p>83</text:p>
          </table:table-cell>
          <table:table-cell table:style-name="ce3" office:value-type="float" office:value="9">
            <text:p>9</text:p>
          </table:table-cell>
          <table:table-cell table:style-name="ce6" office:value-type="date" office:date-value="2021-05-01T11:06:58.59">
            <text:p>0501</text:p>
          </table:table-cell>
          <table:table-cell table:style-name="ce9"/>
          <table:table-cell table:style-name="ce10" office:value-type="string">
            <text:p>落花生が好きで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1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4">
            <text:p>84</text:p>
          </table:table-cell>
          <table:table-cell table:style-name="ce3" office:value-type="float" office:value="10">
            <text:p>10</text:p>
          </table:table-cell>
          <table:table-cell table:style-name="ce6" office:value-type="date" office:date-value="2021-05-01T11:18:36.9">
            <text:p>0501</text:p>
          </table:table-cell>
          <table:table-cell table:style-name="ce9"/>
          <table:table-cell table:style-name="ce10" office:value-type="string">
            <text:p>傷の手当ての、新しい方法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1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5">
            <text:p>85</text:p>
          </table:table-cell>
          <table:table-cell table:style-name="ce3" office:value-type="float" office:value="13">
            <text:p>13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水を飲みたいですか。何か食べたいで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1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6">
            <text:p>86</text:p>
          </table:table-cell>
          <table:table-cell table:style-name="ce3" office:value-type="float" office:value="14">
            <text:p>14</text:p>
          </table:table-cell>
          <table:table-cell table:style-name="ce6" office:value-type="date" office:date-value="2021-05-02T08:55:32.04">
            <text:p>0502</text:p>
          </table:table-cell>
          <table:table-cell table:style-name="ce9"/>
          <table:table-cell table:style-name="ce10" office:value-type="string">
            <text:p>お腹が空いていますか。食事は、何時に食べました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2">
            <text:p>0923 <text:s/>95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87">
            <text:p>87</text:p>
          </table:table-cell>
          <table:table-cell table:style-name="ce3" office:value-type="float" office:value="17">
            <text:p>17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あなたの名前はなんですか？ / 日本には、いつ来たのですか？</text:p>
          </table:table-cell>
          <table:table-cell table:style-name="ce11"/>
          <table:table-cell table:style-name="ce12" office:value-type="string">
            <text:p>nam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2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8">
            <text:p>88</text:p>
          </table:table-cell>
          <table:table-cell table:style-name="ce3" office:value-type="float" office:value="18">
            <text:p>18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は、いつ来たのですか？</text:p>
          </table:table-cell>
          <table:table-cell table:style-name="ce11"/>
          <table:table-cell table:style-name="ce12" office:value-type="string">
            <text:p>when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2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89">
            <text:p>89</text:p>
          </table:table-cell>
          <table:table-cell table:style-name="ce3" office:value-type="float" office:value="19">
            <text:p>19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日本に来て、どのくらい経ち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3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0">
            <text:p>90</text:p>
          </table:table-cell>
          <table:table-cell table:style-name="ce3" office:value-type="float" office:value="20">
            <text:p>20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how do you come here? do you use railway?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3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91">
            <text:p>91</text:p>
          </table:table-cell>
          <table:table-cell table:style-name="ce3" office:value-type="float" office:value="21">
            <text:p>21</text:p>
          </table:table-cell>
          <table:table-cell table:style-name="ce6" office:value-type="date" office:date-value="2021-05-05T08:51:09.860001">
            <text:p>0505</text:p>
          </table:table-cell>
          <table:table-cell table:style-name="ce9"/>
          <table:table-cell table:style-name="ce10" office:value-type="string">
            <text:p>see you again. / have a nice day. / take care. / thank you for your help toda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3">
            <text:p>0923 <text:s/>95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92">
            <text:p>92</text:p>
          </table:table-cell>
          <table:table-cell table:style-name="ce3" office:value-type="float" office:value="22">
            <text:p>22</text:p>
          </table:table-cell>
          <table:table-cell table:style-name="ce6" office:value-type="date" office:date-value="2021-05-08T08:37:01.46">
            <text:p>0508</text:p>
          </table:table-cell>
          <table:table-cell table:style-name="ce9"/>
          <table:table-cell table:style-name="ce10" office:value-type="string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3">
            <text:p>0923 <text:s/>95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93">
            <text:p>93</text:p>
          </table:table-cell>
          <table:table-cell table:style-name="ce3" office:value-type="float" office:value="28">
            <text:p>28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ネジを回すための道具。持っていますか？/ ネジ。回す。道具。持っている。</text:p>
          </table:table-cell>
          <table:table-cell table:style-name="ce11"/>
          <table:table-cell table:style-name="ce13" office:value-type="string">
            <text:p>have ; 도구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4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4">
            <text:p>94</text:p>
          </table:table-cell>
          <table:table-cell table:style-name="ce3" office:value-type="float" office:value="29">
            <text:p>29</text:p>
          </table:table-cell>
          <table:table-cell table:style-name="ce6" office:value-type="date" office:date-value="2021-05-13T10:39:52.06">
            <text:p>0513</text:p>
          </table:table-cell>
          <table:table-cell table:style-name="ce9"/>
          <table:table-cell table:style-name="ce10" office:value-type="string">
            <text:p>I like peanuts</text:p>
          </table:table-cell>
          <table:table-cell table:style-name="ce11"/>
          <table:table-cell table:style-name="ce13" office:value-type="string">
            <text:p>like</text:p>
          </table:table-cell>
          <table:table-cell table:style-name="ce1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5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5">
            <text:p>95</text:p>
          </table:table-cell>
          <table:table-cell table:style-name="ce3" office:value-type="float" office:value="30">
            <text:p>30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coconut milk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5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6">
            <text:p>96</text:p>
          </table:table-cell>
          <table:table-cell table:style-name="ce3" office:value-type="float" office:value="31">
            <text:p>31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like the sound of flute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5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97">
            <text:p>97</text:p>
          </table:table-cell>
          <table:table-cell table:style-name="ce3" office:value-type="float" office:value="32">
            <text:p>32</text:p>
          </table:table-cell>
          <table:table-cell table:style-name="ce6" office:value-type="date" office:date-value="2021-05-14">
            <text:p>0514</text:p>
          </table:table-cell>
          <table:table-cell table:style-name="ce9"/>
          <table:table-cell table:style-name="ce10" office:value-type="string">
            <text:p>I do not like creaking sound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5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8">
            <text:p>98</text:p>
          </table:table-cell>
          <table:table-cell table:style-name="ce3" office:value-type="float" office:value="35">
            <text:p>35</text:p>
          </table:table-cell>
          <table:table-cell table:style-name="ce6" office:value-type="date" office:date-value="2021-05-19T10:22:43.07">
            <text:p>0519</text:p>
          </table:table-cell>
          <table:table-cell table:style-name="ce9"/>
          <table:table-cell table:style-name="ce10" office:value-type="string">
            <text:p>上の階へ行きます。下の階から来ました。階段はありますか？まっすぐ行って、左側にあり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5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99">
            <text:p>99</text:p>
          </table:table-cell>
          <table:table-cell table:style-name="ce3" office:value-type="float" office:value="36">
            <text:p>36</text:p>
          </table:table-cell>
          <table:table-cell table:style-name="ce6" office:value-type="date" office:date-value="2021-05-21T10:28:54.81">
            <text:p>0521</text:p>
          </table:table-cell>
          <table:table-cell table:style-name="ce9"/>
          <table:table-cell table:style-name="ce10" office:value-type="string">
            <text:p>今日は、雨が降ります。傘を持っていますか？カッパを持っていますか？私のカッパは、破れていまｓ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6">
            <text:p>0923 <text:s/>958</text:p>
          </table:table-cell>
          <table:table-cell table:number-columns-repeated="1011"/>
        </table:table-row>
        <table:table-row table:style-name="ro11">
          <table:table-cell table:style-name="ce3" table:formula="of:=ROW()" office:value-type="float" office:value="100">
            <text:p>100</text:p>
          </table:table-cell>
          <table:table-cell table:style-name="ce3" office:value-type="float" office:value="37">
            <text:p>37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救急車を呼びます。近くに病院はありますか？いつ到着しますか？２０分かかります。苦しいですか？呼吸できますか？傷口を押さえてくれます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7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1">
            <text:p>101</text:p>
          </table:table-cell>
          <table:table-cell table:style-name="ce3" office:value-type="float" office:value="38">
            <text:p>38</text:p>
          </table:table-cell>
          <table:table-cell table:style-name="ce6" office:value-type="date" office:date-value="2021-05-22T12:24:23.05">
            <text:p>0522</text:p>
          </table:table-cell>
          <table:table-cell table:style-name="ce9"/>
          <table:table-cell table:style-name="ce10" office:value-type="string">
            <text:p>病院に行きます。救急車を呼びます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7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2">
            <text:p>102</text:p>
          </table:table-cell>
          <table:table-cell table:style-name="ce3" office:value-type="float" office:value="39">
            <text:p>39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it takes another 2 hours. / I am sorry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7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3">
            <text:p>103</text:p>
          </table:table-cell>
          <table:table-cell table:style-name="ce3" office:value-type="float" office:value="40">
            <text:p>40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頭を動かす。 / 顔を出す。 / 眼が見えない。 / 鼻が痛い。 / 口から泡が出る。/ 熱中症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8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04">
            <text:p>104</text:p>
          </table:table-cell>
          <table:table-cell table:style-name="ce3" office:value-type="float" office:value="41">
            <text:p>41</text:p>
          </table:table-cell>
          <table:table-cell table:style-name="ce6" office:value-type="date" office:date-value="2021-05-24T13:05:56.06">
            <text:p>0524</text:p>
          </table:table-cell>
          <table:table-cell table:style-name="ce9"/>
          <table:table-cell table:style-name="ce10" office:value-type="string">
            <text:p>お金を持っていますか？いくら持っていますか？財布を落としました。財布を拾いましたか？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8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05">
            <text:p>105</text:p>
          </table:table-cell>
          <table:table-cell table:style-name="ce3" office:value-type="float" office:value="42">
            <text:p>42</text:p>
          </table:table-cell>
          <table:table-cell table:style-name="ce6" office:value-type="date" office:date-value="2021-05-26T09:55:56.39">
            <text:p>0526</text:p>
          </table:table-cell>
          <table:table-cell table:style-name="ce9"/>
          <table:table-cell table:style-name="ce10" office:value-type="string">
            <text:p>休みの日。何をしますか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8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06">
            <text:p>106</text:p>
          </table:table-cell>
          <table:table-cell table:style-name="ce3" office:value-type="float" office:value="59">
            <text:p>59</text:p>
          </table:table-cell>
          <table:table-cell table:style-name="ce6"/>
          <table:table-cell table:style-name="ce9"/>
          <table:table-cell table:style-name="ce10" office:value-type="string">
            <text:p>it is not good. it is bad. please don't do it. please stop it.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9">
            <text:p>0923 <text:s/>958</text:p>
          </table:table-cell>
          <table:table-cell table:number-columns-repeated="1011"/>
        </table:table-row>
        <table:table-row table:style-name="ro10">
          <table:table-cell table:style-name="ce3" table:formula="of:=ROW()" office:value-type="float" office:value="107">
            <text:p>107</text:p>
          </table:table-cell>
          <table:table-cell table:style-name="ce3" office:value-type="float" office:value="60">
            <text:p>60</text:p>
          </table:table-cell>
          <table:table-cell table:style-name="ce6" office:value-type="date" office:date-value="2021-06-15T11:36:42.19">
            <text:p>0615</text:p>
          </table:table-cell>
          <table:table-cell table:style-name="ce9"/>
          <table:table-cell table:style-name="ce10" office:value-type="string">
            <text:p>腕から血が流れている。脚から血が流れている。頭から血が出ている。顔から、血が出ている。 / 彼は、下の階へ落ち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49">
            <text:p>0923 <text:s/>958</text:p>
          </table:table-cell>
          <table:table-cell table:number-columns-repeated="1011"/>
        </table:table-row>
        <table:table-row table:style-name="ro9">
          <table:table-cell table:style-name="ce3" table:formula="of:=ROW()" office:value-type="float" office:value="108">
            <text:p>108</text:p>
          </table:table-cell>
          <table:table-cell table:style-name="ce3" office:value-type="float" office:value="61">
            <text:p>61</text:p>
          </table:table-cell>
          <table:table-cell table:style-name="ce6" office:value-type="date" office:date-value="2021-06-29T09:55:57.77">
            <text:p>0629</text:p>
          </table:table-cell>
          <table:table-cell table:style-name="ce9"/>
          <table:table-cell table:style-name="ce10" office:value-type="string">
            <text:p>食中毒です。今朝、何を食べましたか？何を飲みましたか？ / レタスを食べました。</text:p>
          </table:table-cell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09">
            <text:p>109</text:p>
          </table:table-cell>
          <table:table-cell table:style-name="ce3" office:value-type="float" office:value="62">
            <text:p>62</text:p>
          </table:table-cell>
          <table:table-cell table:style-name="ce6" office:value-type="date" office:date-value="2021-07-03T11:52:46.95">
            <text:p>0703</text:p>
          </table:table-cell>
          <table:table-cell table:style-name="ce9"/>
          <table:table-cell table:style-name="ce10" office:value-type="string">
            <text:p>エレベーターの周りに、コンクリートを入れます。/ ２回。分ける。入れる。 / ２回に分けて、入れま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0">
            <text:p>110</text:p>
          </table:table-cell>
          <table:table-cell table:style-name="ce3" office:value-type="float" office:value="63">
            <text:p>63</text:p>
          </table:table-cell>
          <table:table-cell table:style-name="ce6" office:value-type="date" office:date-value="2021-07-04T09:50:36.54">
            <text:p>0704</text:p>
          </table:table-cell>
          <table:table-cell table:style-name="ce9"/>
          <table:table-cell table:style-name="ce10" office:value-type="string">
            <text:p>ここで、壁を叩いてください。この作業をすると、疲れます。ご苦労様です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1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1">
            <text:p>111</text:p>
          </table:table-cell>
          <table:table-cell table:style-name="ce3" office:value-type="float" office:value="64">
            <text:p>64</text:p>
          </table:table-cell>
          <table:table-cell table:style-name="ce6" office:value-type="date" office:date-value="2021-07-07T09:43:00.31">
            <text:p>0707</text:p>
          </table:table-cell>
          <table:table-cell table:style-name="ce9"/>
          <table:table-cell table:style-name="ce10" office:value-type="string">
            <text:p>朝は、何時から始まりますか？午後は、何時から始めますか？夕方は、何時に終わりますか？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1">
            <text:p>0923 <text:s/>958</text:p>
          </table:table-cell>
          <table:table-cell table:number-columns-repeated="1011"/>
        </table:table-row>
        <table:table-row table:style-name="ro7">
          <table:table-cell table:style-name="ce3" table:formula="of:=ROW()" office:value-type="float" office:value="112">
            <text:p>112</text:p>
          </table:table-cell>
          <table:table-cell table:style-name="ce3" office:value-type="float" office:value="65">
            <text:p>65</text:p>
          </table:table-cell>
          <table:table-cell table:style-name="ce6" office:value-type="date" office:date-value="2021-07-08T08:39:30.67">
            <text:p>0708</text:p>
          </table:table-cell>
          <table:table-cell table:style-name="ce9"/>
          <table:table-cell table:style-name="ce10" office:value-type="string">
            <text:p>どこで生まれましたか。どこから来ましたか。いつきましたか。町の名前はなんですか。今年、何歳ですか。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2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3">
            <text:p>113</text:p>
          </table:table-cell>
          <table:table-cell table:style-name="ce3" office:value-type="float" office:value="113">
            <text:p>113</text:p>
          </table:table-cell>
          <table:table-cell table:style-name="ce6" office:value-type="date" office:date-value="2021-09-09T08:51:44.56">
            <text:p>0909</text:p>
          </table:table-cell>
          <table:table-cell table:style-name="ce9"/>
          <table:table-cell table:style-name="ce10" office:value-type="string">
            <text:p>８時に朝礼を行います。 / 休憩。休み。 / 食事。昼食。昼ご飯。 / 食べる。飲む。 / 待つ。待機。車。車を待つ。</text:p>
          </table:table-cell>
          <table:table-cell table:style-name="ce11"/>
          <table:table-cell table:style-name="ce12" office:value-type="string">
            <text:p>schedule</text:p>
          </table:table-cell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3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4">
            <text:p>114</text:p>
          </table:table-cell>
          <table:table-cell table:style-name="ce3" office:value-type="float" office:value="114">
            <text:p>114</text:p>
          </table:table-cell>
          <table:table-cell table:style-name="ce6" office:value-type="date" office:date-value="2021-09-11T13:52:46.87">
            <text:p>0911</text:p>
          </table:table-cell>
          <table:table-cell table:style-name="ce9"/>
          <table:table-cell table:style-name="ce10" office:value-type="string">
            <text:p>rest / I rest / you rest / tired / I am tired / you are tired / he is tired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3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5">
            <text:p>115</text:p>
          </table:table-cell>
          <table:table-cell table:style-name="ce3" office:value-type="float" office:value="115">
            <text:p>115</text:p>
          </table:table-cell>
          <table:table-cell table:style-name="ce6" office:value-type="date" office:date-value="2021-09-12T10:11:37.17">
            <text:p>0912</text:p>
          </table:table-cell>
          <table:table-cell table:style-name="ce9"/>
          <table:table-cell table:style-name="ce10" office:value-type="string">
            <text:p>hello. / thank you / good bye / good morning</text:p>
          </table:table-cell>
          <table:table-cell table:style-name="ce11"/>
          <table:table-cell table:style-name="ce12"/>
          <table:table-cell table:style-name="ce12" office:value-type="string">
            <text:p>bengal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3">
            <text:p>0923 <text:s/>958</text:p>
          </table:table-cell>
          <table:table-cell table:number-columns-repeated="1011"/>
        </table:table-row>
        <table:table-row table:style-name="ro3">
          <table:table-cell table:style-name="ce3" table:formula="of:=ROW()" office:value-type="float" office:value="116">
            <text:p>116</text:p>
          </table:table-cell>
          <table:table-cell table:style-name="ce3" office:value-type="float" office:value="116">
            <text:p>116</text:p>
          </table:table-cell>
          <table:table-cell table:style-name="ce6" office:value-type="date" office:date-value="2021-09-19T10:00:28.4">
            <text:p>0919</text:p>
          </table:table-cell>
          <table:table-cell table:style-name="ce9"/>
          <table:table-cell table:style-name="ce10" office:value-type="string">
            <text:p>help / I need / your help / I need your help</text:p>
            <text:p>injury / pain / you have pain / you got injure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3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7">
            <text:p>117</text:p>
          </table:table-cell>
          <table:table-cell table:style-name="ce3" office:value-type="float" office:value="117">
            <text:p>117</text:p>
          </table:table-cell>
          <table:table-cell table:style-name="ce6" office:value-type="date" office:date-value="2021-09-20T10:37:48.869999">
            <text:p>0920</text:p>
          </table:table-cell>
          <table:table-cell table:style-name="ce9"/>
          <table:table-cell table:style-name="ce10" office:value-type="string">
            <text:p>water / I drink / you drink / thirsty / I eat / we eat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3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8">
            <text:p>118</text:p>
          </table:table-cell>
          <table:table-cell table:style-name="ce3" office:value-type="float" office:value="118">
            <text:p>118</text:p>
          </table:table-cell>
          <table:table-cell table:style-name="ce6" office:value-type="date" office:date-value="2021-09-23T09:13:43.51">
            <text:p>0923</text:p>
          </table:table-cell>
          <table:table-cell table:style-name="ce9"/>
          <table:table-cell table:style-name="ce10" office:value-type="string">
            <text:p>blood / blood on your face / blood on your arm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4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19">
            <text:p>119</text:p>
          </table:table-cell>
          <table:table-cell table:style-name="ce3" office:value-type="float" office:value="119">
            <text:p>119</text:p>
          </table:table-cell>
          <table:table-cell table:style-name="ce6" office:value-type="date" office:date-value="2021-09-23T09:13:48.67">
            <text:p>0923</text:p>
          </table:table-cell>
          <table:table-cell table:style-name="ce9"/>
          <table:table-cell table:style-name="ce10" office:value-type="string">
            <text:p>he cut his leg / he cut his fingers / he cut his head</text:p>
          </table:table-cell>
          <table:table-cell table:style-name="ce11"/>
          <table:table-cell table:style-name="ce12"/>
          <table:table-cell table:style-name="ce12" office:value-type="string">
            <text:p>vi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4">
            <text:p>0923 <text:s/>958</text:p>
          </table:table-cell>
          <table:table-cell table:number-columns-repeated="1011"/>
        </table:table-row>
        <table:table-row table:style-name="ro5">
          <table:table-cell table:style-name="ce3" table:formula="of:=ROW()" office:value-type="float" office:value="120">
            <text:p>120</text:p>
          </table:table-cell>
          <table:table-cell table:style-name="ce3" office:value-type="float" office:value="120">
            <text:p>120</text:p>
          </table:table-cell>
          <table:table-cell table:style-name="ce6" office:value-type="date" office:date-value="2021-09-23T09:17:09.2">
            <text:p>0923</text:p>
          </table:table-cell>
          <table:table-cell table:style-name="ce9"/>
          <table:table-cell table:style-name="ce10" office:value-type="string">
            <text:p>blood / face / your face / arm / your arm</text:p>
          </table:table-cell>
          <table:table-cell table:style-name="ce11"/>
          <table:table-cell table:style-name="ce12"/>
          <table:table-cell table:style-name="ce12" office:value-type="string">
            <text:p>kh</text:p>
          </table:table-cell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4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1">
            <text:p>121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4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2">
            <text:p>122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4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3">
            <text:p>123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4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4">
            <text:p>124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4">
            <text:p>0923 <text:s/>958</text:p>
          </table:table-cell>
          <table:table-cell table:number-columns-repeated="1011"/>
        </table:table-row>
        <table:table-row table:style-name="ro6">
          <table:table-cell table:style-name="ce3" table:formula="of:=ROW()" office:value-type="float" office:value="125">
            <text:p>125</text:p>
          </table:table-cell>
          <table:table-cell table:style-name="ce3"/>
          <table:table-cell table:style-name="ce6"/>
          <table:table-cell table:style-name="ce9"/>
          <table:table-cell table:style-name="ce10"/>
          <table:table-cell table:style-name="ce11"/>
          <table:table-cell table:style-name="ce12" table:number-columns-repeated="2"/>
          <table:table-cell table:style-name="ce6" office:value-type="string">
            <text:p>#</text:p>
          </table:table-cell>
          <table:table-cell table:style-name="ce14"/>
          <table:table-cell/>
          <table:table-cell table:style-name="ce17"/>
          <table:table-cell table:style-name="ce7" table:formula="of:=NOW()" office:value-type="date" office:date-value="2021-09-23T09:58:16.54">
            <text:p>0923 <text:s/>958</text:p>
          </table:table-cell>
          <table:table-cell table:number-columns-repeated="1011"/>
        </table:table-row>
        <table:table-row table:style-name="ro14">
          <table:table-cell office:value-type="string">
            <text:p>*</text:p>
          </table:table-cell>
          <table:table-cell table:formula="of:=MAX([.B3:.B125])+1" office:value-type="float" office:value="121">
            <text:p>121</text:p>
          </table:table-cell>
          <table:table-cell table:style-name="ce7" table:formula="of:=NOW()" office:value-type="date" office:date-value="2021-09-23T09:58:16.54">
            <text:p>0923 <text:s/>958</text:p>
          </table:table-cell>
          <table:table-cell table:number-columns-repeated="2" office:value-type="string">
            <text:p>*</text:p>
          </table:table-cell>
          <table:table-cell table:formula="of:=NOW()" office:value-type="date" office:date-value="2021-09-23T09:58:16.54">
            <text:p>2021/9/23 9:58</text:p>
          </table:table-cell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3T09:58:16.54">
            <text:p>0923 <text:s/>958</text:p>
          </table:table-cell>
          <table:table-cell table:style-name="ce7" table:formula="of:=NOW()" office:value-type="date" office:date-value="2021-09-23T09:58:16.54">
            <text:p>0923 <text:s/>958</text:p>
          </table:table-cell>
          <table:table-cell office:value-type="string">
            <text:p>*</text:p>
          </table:table-cell>
          <table:table-cell table:style-name="ce7" table:formula="of:=NOW()" office:value-type="date" office:date-value="2021-09-23T09:58:16.54">
            <text:p>0923 <text:s/>958</text:p>
          </table:table-cell>
          <table:table-cell office:value-type="string">
            <text:p>*</text:p>
          </table:table-cell>
          <table:table-cell table:number-columns-repeated="1011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table:number-columns-repeated="9"/>
          <table:table-cell table:style-name="ce17"/>
          <table:table-cell table:number-columns-repeated="1012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8"/>
          <table:table-cell table:style-name="ce17"/>
          <table:table-cell table:number-columns-repeated="1012"/>
        </table:table-row>
        <table:table-row table:style-name="ro2" table:number-rows-repeated="2">
          <table:table-cell table:number-columns-repeated="11"/>
          <table:table-cell table:style-name="ce17"/>
          <table:table-cell table:number-columns-repeated="1012"/>
        </table:table-row>
        <table:table-row table:style-name="ro2">
          <table:table-cell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2"/>
        </table:table-row>
        <table:table-row table:style-name="ro2" table:number-rows-repeated="4">
          <table:table-cell table:number-columns-repeated="11"/>
          <table:table-cell table:style-name="ce17"/>
          <table:table-cell table:number-columns-repeated="1012"/>
        </table:table-row>
        <table:table-row table:style-name="ro14">
          <table:table-cell table:number-columns-repeated="11"/>
          <table:table-cell table:style-name="ce7"/>
          <table:table-cell table:number-columns-repeated="1012"/>
        </table:table-row>
        <table:table-row table:style-name="ro2" table:number-rows-repeated="35">
          <table:table-cell table:number-columns-repeated="11"/>
          <table:table-cell table:style-name="ce17"/>
          <table:table-cell table:number-columns-repeated="1012"/>
        </table:table-row>
        <table:table-row table:style-name="ro2" table:number-rows-repeated="104840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in" table:style-name="ta1" table:print="false">
        <office:forms form:automatic-focus="false" form:apply-design-mode="false"/>
        <table:table-column table:style-name="co1" table:number-columns-repeated="2" table:default-cell-style-name="ce4"/>
        <table:table-column table:style-name="co2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6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9" table:default-cell-style-name="ce4"/>
        <table:table-column table:style-name="co8" table:default-cell-style-name="ce15"/>
        <table:table-column table:style-name="co8" table:default-cell-style-name="ce4"/>
        <table:table-column table:style-name="co9" table:number-columns-repeated="1010" table:default-cell-style-name="ce4"/>
        <table:table-row table:style-name="ro2">
          <table:table-cell table:style-name="ce18" table:formula="of:=CONCATENATE(&quot;(&quot;;MAX(a#ref!:a#ref!);&quot;)&quot;)" office:value-type="string" office:string-value="エラー:508">
            <text:p>エラー:508</text:p>
          </table:table-cell>
          <table:table-cell table:style-name="ce2"/>
          <table:table-cell table:style-name="ce5" office:value-type="string">
            <text:p>entry</text:p>
          </table:table-cell>
          <table:table-cell table:style-name="ce8"/>
          <table:table-cell table:style-name="ce5" office:value-type="string">
            <text:p>sentence</text:p>
          </table:table-cell>
          <table:table-cell table:style-name="ce5" table:number-columns-repeated="3"/>
          <table:table-cell table:style-name="ce5" office:value-type="string">
            <text:p>id</text:p>
          </table:table-cell>
          <table:table-cell table:style-name="ce5" table:number-columns-repeated="3"/>
          <table:table-cell table:style-name="ce16"/>
          <table:table-cell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2T10:02:52.09">
            <text:p>0822</text:p>
          </table:table-cell>
          <table:table-cell table:style-name="ce9" office:value-type="string">
            <text:p>kh-1-105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this / that / what? / who? / what is this? / what is that?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table:formula="of:=[.B2]+1" office:value-type="float" office:value="2">
            <text:p>2</text:p>
          </table:table-cell>
          <table:table-cell table:style-name="ce6"/>
          <table:table-cell table:style-name="ce9" office:value-type="string">
            <text:p>kh-2-109</text:p>
          </table:table-cell>
          <table:table-cell table:style-name="ce19" office:value-type="string">
            <text:p>-</text:p>
          </table:table-cell>
          <table:table-cell table:style-name="ce22" office:value-type="string" table:number-columns-spanned="2" table:number-rows-spanned="1">
            <text:p>here / there / I go / I go there / you go / you go there</text:p>
          </table:table-cell>
          <table:covered-table-cell table:style-name="ce22" office:value-type="string">
            <text:p>here / there / I go / I go there / you go / you go there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내가 잡고 내렸다. (2) 척추 마사지. &lt;2&gt; 크로도 오랜만에 마사지 때 입을 잘게 움직이고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공원의 상황 : 사람들이 불꽃놀이를 하고있다. &lt;2&gt; 가족 동반. 작은 아이들. &lt;3&gt; 먹이주기가 종료해, 자전거를 타고, 공원의 북쪽 도로를 달리고있으면, 큰 소리가 일으고 되돌아보면 발사 불꽃놀이가 하나 빛나고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sobota, dwudziesty pierwszy sierpnia, trzeci tydzień, ósmy ty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dźwięki `kan`-u, na dziurze piątego i szóstego. wargi, zwłaszcza warga dolna, może utrzymać[keep kształt dla dźwięku `kan`-u, łatwiej[easier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7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myśli na muzyce shino : (1) szybkie fragmenty. czuję zero interes. &lt;2&gt; melodia, fragment, z zaledwie[just kilkach nutach, to jest wystarczająco[enough piękna. &lt;3&gt; nie tylko estetycznie, ale także, fizjologicznie. &lt;4&gt; Po usłyszeniu tych dźwięków `kan`-u, moja głowa czuje lżejsza[lighter. &lt;5&gt; jakby został umyty[wash świeżą[fresh wodą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saturday, the twenty-first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يکم ماه مرداد، هفته سوم، ماه هشتم.</text:p>
          </table:table-cell>
          <table:table-cell table:style-name="ce23" office:value-type="string">
            <text:p>yekom[first</text:p>
          </table:table-cell>
          <table: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0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رجل يضرم النار في المسجد الأقصى. / الاسم الرجل هو روهان.</text:p>
          </table:table-cell>
          <table:table-cell table:style-name="ce23" office:value-type="string">
            <text:p>radhulu[man / ad^rama[set <text:s/>/ al'naar[fire / masdhidi[mosque / al'ism[name</text:p>
          </table:table-cell>
          <table: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1]+1" office:value-type="float" office:value="11">
            <text:p>11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чение : (1) формула -х^3+х^2. углово'й коэффицие'нт э'того формулы, это -3х^2+2х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2]+1" office:value-type="float" office:value="12">
            <text:p>12</text:p>
          </table:table-cell>
          <table:table-cell table:style-name="ce6"/>
          <table:table-cell table:style-name="ce9" office:value-type="string">
            <text:p>r-2</text:p>
          </table:table-cell>
          <table:table-cell table:style-name="ce19" office:value-type="string" table:number-columns-spanned="3" table:number-rows-spanned="1">
            <text:p>(2) этот коэффициент становится нулю, где х равен две трети от один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3T10:15:08.06">
            <text:p>0823</text:p>
          </table:table-cell>
          <table:table-cell table:style-name="ce9" office:value-type="string">
            <text:p>v-1-24</text:p>
          </table:table-cell>
          <table:table-cell table:style-name="ce19" office:value-type="string">
            <text:p>chúng ta hôm nay có nhiều bê tông. / khi nào thì kết thúc? / đó là một ngày dài. / nó một chút nhiều hơn. / mất ba mươi phút nữa. / khoảng ba mươi phút. cần thiết.</text:p>
          </table:table-cell>
          <table:table-cell table:style-name="ce22" office:value-type="string" table:number-columns-spanned="2" table:number-rows-spanned="1">
            <text:p>今日は、コンクリートがとても多い。いつ終わるか？長い一日です。あと少しです。/ 20210823_113004 : it takes thirty minutes more. about thirty minutes. it is necessary.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4]+1" office:value-type="float" office:value="2">
            <text:p>2</text:p>
          </table:table-cell>
          <table:table-cell table:style-name="ce6"/>
          <table:table-cell table:style-name="ce9" office:value-type="string">
            <text:p>v-2-22</text:p>
          </table:table-cell>
          <table:table-cell table:style-name="ce19" office:value-type="string">
            <text:p>cái tầng này là rộng. / cái bức tường đó là cao. / cái xô này là nặng. / mang một mình. / một mình. / mang dến. / mang theo một cái xô. / tự xách một cái thùng.</text:p>
          </table:table-cell>
          <table:table-cell table:style-name="ce22" office:value-type="string" table:number-columns-spanned="2" table:number-rows-spanned="1">
            <text:p>この床は、広いです。あの壁は、高いです。このバケツは、重いです。/ 20210823_112853 : 一人で運ぶ。一人で。運ぶ。バケツを運ぶ。一人でバケツを運ぶ。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table:formula="of:=[.B1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미케만. (2) 마사지 뒤 미케를 올리고 페이스트를 주려고했을 때, 건너편 아파트 사람이 도로를 건너, 고원의 남쪽 입출구를 통해, 공원 내부에 들어왔다. &lt;2&gt; 나에게 먹이주기를 중지시키를 위해 경고하러 왔다라고 생각해, 미케를 떠나, 옹벽에서 떨어졌다. &lt;3&gt; 이 사람은, 보고 있으면, 입출구를 들어가 자마자 위치에서 뭔가를 던졌다. &lt;4&gt; 그리고, 이 사람은 아파트로 돌아갔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rugi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1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zagrałem melodię. skala jest arabska. Lub, perski. &lt;2&gt; Pod względem[terms wysokości[height, sekwencja to, 1-2-4-5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18]+1" office:value-type="float" office:value="6">
            <text:p>6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(2) metody ćwiczenia. &lt;1&gt; dla dźwięków `kan`-u. &lt;2&gt; na przykład, na dziurze szóstej. Wydmuchasz notę, i, ciągle[keep dmuchasz przez chwilę, zachowując[keep kształt warg. 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9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ني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second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3">
          <table:table-cell table:style-name="ce3"/>
          <table:table-cell table:style-name="ce3" table:formula="of:=[.B20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19" office:value-type="string">
            <text:p>يکشنبه بود، بيست و دوم ماه مرداد، هفته سوم، ماه هشتم. </text:p>
          </table:table-cell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4">
          <table:table-cell table:style-name="ce3"/>
          <table:table-cell table:style-name="ce3" table:formula="of:=[.B21]+1" office:value-type="float" office:value="9">
            <text:p>9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19" office:value-type="string">
            <text:p>اليابان وكوريا توقعان معاهدة. / ضم كوريا من قبل اليابان.</text:p>
          </table:table-cell>
          <table:table-cell table:style-name="ce22" office:value-type="string">
            <text:p>jaabaan / tawaqi'AAni[sign / muwaa'hadata[treaty / d^anma[annexation / qibali</text:p>
          </table:table-cell>
          <table:table-cell table:style-name="ce22" office:value-type="string">
            <text:p>japan and korea sign a treaty.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2]+1" office:value-type="float" office:value="10">
            <text:p>10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дифференцируемая и непрерывная. &lt;2&gt; возможно, что определенная функция есть непрерывная, но не дифференцируемая. &lt;3&gt; С другой стороны, есль функция есть дифференцируемая, то также, есть непрерывная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5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4T09:46:22">
            <text:p>0824</text:p>
          </table:table-cell>
          <table:table-cell table:style-name="ce9" office:value-type="string">
            <text:p>kh-1-111</text:p>
          </table:table-cell>
          <table:table-cell table:style-name="ce19"/>
          <table:table-cell table:style-name="ce22" office:value-type="string" table:number-columns-spanned="2" table:number-rows-spanned="1">
            <text:p>injury / pain / you have pain / you got injured</text:p>
          </table:table-cell>
          <table:covered-table-cell table:style-name="ce22" office:value-type="string">
            <text:p>injury / pain / you have pain / you got injured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24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19" office:value-type="string">
            <text:p>c : <text:a xlink:href="https://youtu.be/K8mbMJ4S-RU?t=82">https://youtu.be/K8mbMJ4S-RU?t=82</text:a></text:p>
            <text:p>d : <text:a xlink:href="https://youtu.be/K8mbMJ4S-RU?t=150">https://youtu.be/K8mbMJ4S-RU?t=150</text:a></text:p>
            <text:p>dl : <text:a xlink:href="https://youtu.be/K8mbMJ4S-RU?t=184">https://youtu.be/K8mbMJ4S-RU?t=184</text:a></text:p>
          </table:table-cell>
          <table:table-cell table:style-name="ce22" office:value-type="string" table:number-columns-spanned="2" table:number-rows-spanned="1">
            <text:p>n : <text:a xlink:href="https://youtu.be/K8mbMJ4S-RU?t=247">https://youtu.be/K8mbMJ4S-RU?t=247</text:a>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5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하고 내려. (2) 마사지. 손가락으로 `고리 고리 자사지` (혹은, `진동 마사지`). &lt;2&gt; 크로도 고개를 좀 갸웃하고, 기분 좋다 처럼 보인다. (3) 어제는 마사지 뒤 크로는 스스로 돌아갔다. &lt;2&gt; 크로를 언제나처럼 안아하려고 했으면, 앞으로 가서버린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26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poniedziałek, dwudziesty trzeci sierpnia, czwarty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27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podobna do europejskiej muzyki. &lt;2&gt; nagrałem na wideo. &lt;3&gt; kiedy nagram na wideo, zawsze czuję, że najlepsza gra, to przychodzi kiedy nie na wideo. &lt;4&gt; nagrając na wideo, zawsze czuję, `nie. nie to.`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28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monday, the twenty-third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29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بيست و سوم ماه مرداد، هفته سوم، ماه هشت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0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19" office:value-type="string" table:number-columns-spanned="3" table:number-rows-spanned="1">
            <text:p>знание : (1) есль функция есть дифференци'руемая в прпомежуток (а,b) и непрерывная в [а,b], точка с существует в [а,b]. (2) как доказа'ть?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1]+1" office:value-type="float" office:value="9">
            <text:p>9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dziś w historii : (1) W roku 1944 w kalendarzu gregoriańskim, Niemec i związek sowiecki podpisali traktat, który stanowi, że żaden z tych dwóch krajów nie najeżdża drugiego. &lt;2&gt; Osoby, które podpisali, to ministrowie tych dwóch krajów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2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5T16:28:55.67">
            <text:p>0825</text:p>
          </table:table-cell>
          <table:table-cell table:style-name="ce9" office:value-type="string">
            <text:p>v-1-94</text:p>
          </table:table-cell>
          <table:table-cell table:style-name="ce19" office:value-type="string">
            <text:p>bạn có thể làm việc trong tuần này không? / nghỉ ngơi. tôi sẽ nghỉ ngơi. / trong tuần tới, bạn sẽ có một ngày nghỉ không? / trong tuần trước, bạn đã có một <text:s/>ngày nghỉ không? / lịch trình. kế hoạch của bạn cho tháng này, nó là gì?</text:p>
          </table:table-cell>
          <table:table-cell table:style-name="ce22" office:value-type="string" table:number-columns-spanned="2" table:number-rows-spanned="1">
            <text:p>今週、仕事をできますか？ / 休む。休みます。来週は、休みますか？ / 先週は、休みましたか？ / 予定。今月の予定は、どうですか？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5">
          <table:table-cell table:style-name="ce3"/>
          <table:table-cell table:style-name="ce3" table:formula="of:=[.B3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기억은 확실하지 않지만, 미케만 올렸다. &lt;2&gt; 크로는 스스로. (2) 도착했을 때의 먼저의 `강한 포옹`. 이 때 최근까지 마케는 포옹할 동안, 나를 보지 않는다. &lt;2&gt; 내가 마케의 눈을 보려고 하면, 눈을 빗나가게한다. &lt;3&gt; 어제는 빗나가게하지 않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był wtorek, dwudziesty czwarty sierpnia, trzeci tydzień, ósm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3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Rozpoczęli[started Pierwsze Powstanie Śląskie w roku 1919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6T09:28:06.32">
            <text:p>0826</text:p>
          </table:table-cell>
          <table:table-cell table:style-name="ce9" office:value-type="string">
            <text:p>kh-1-112</text:p>
          </table:table-cell>
          <table:table-cell table:style-name="ce19"/>
          <table:table-cell table:style-name="ce22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6">
          <table:table-cell table:style-name="ce3"/>
          <table:table-cell table:style-name="ce3" table:formula="of:=[.B37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1" office:value-type="string">
            <text:p><text:span text:style-name="T1">ndl : </text:span><text:span text:style-name="T1"><text:a xlink:href="https://youtu.be/K8mbMJ4S-RU?t=247">https://youtu.be/K8mbMJ4S-RU?t=247</text:a></text:span></text:p>
            <text:p><text:span text:style-name="T1">f : </text:span><text:span text:style-name="T1"><text:a xlink:href="https://youtu.be/K8mbMJ4S-RU?t=317">https://youtu.be/K8mbMJ4S-RU?t=317</text:a></text:span></text:p>
            <text:p><text:span text:style-name="T1">mf : </text:span><text:span text:style-name="T1"><text:a xlink:href="https://youtu.be/K8mbMJ4S-RU?t=343">https://youtu.be/K8mbMJ4S-RU?t=343</text:a></text:span></text:p>
            <text:p><text:span text:style-name="T1">g : </text:span><text:span text:style-name="T1"><text:a xlink:href="https://youtu.be/K8mbMJ4S-RU?t=378">https://youtu.be/K8mbMJ4S-RU?t=378</text:a></text:span></text:p>
          </table:table-cell>
          <table:table-cell table:style-name="ce22" office:value-type="string" table:number-columns-spanned="2" table:number-rows-spanned="1">
            <text:p>n : <text:a xlink:href="https://youtu.be/K8mbMJ4S-RU?t=405">https://youtu.be/K8mbMJ4S-RU?t=405</text:a></text:p>
          </table:table-cell>
          <table:covered-table-cell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8">
          <table:table-cell table:style-name="ce3"/>
          <table:table-cell table:style-name="ce3" table:formula="of:=[.B3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먼저 미케만. (2) 고체를 주는 무렵이 되어, 문득 돌출 방향을 보면, 크로가 있다. &lt;2&gt; 이 쪽을 보고 있다. (3) 미케에게 고체를 준다. (미케는 아직 페이스트를 먹고 있었다) &lt;2&gt; 크로는 미케의 뒤를 통해서, 옹벽에서 내려온다. &lt;3&gt; 마사지. &lt;4&gt; 잠시 후 미케도 내려왔다. (4) 미케는 마사지는 그렇게는 하지 않고, 나머지는 지상에 누워있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39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19" office:value-type="string" table:number-columns-spanned="3" table:number-rows-spanned="1">
            <text:p>(5) 옹벽에 돌아갔던 후, 나는 먼저 크로에게는 고체를 주었다. &lt;2&gt; 그러자, 크로는 그 고체는 먹지 않고, 멍한 얼굴로 다만 나를 보고 있다. &lt;3&gt; 그래서, 나는 또 다른 봉지를 꺼내, 크로에게 절반을 주었다. 나머지 절반은 미케에게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0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a środa, dwudziesty piąty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1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Bitwa Warszawska, to zakończyła się. Rok 1920.</text:p>
            <text:p>Sun-wen i inni utworzyli Partię Nacjonalistyczną w roku 1912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4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19" office:value-type="string" table:number-columns-spanned="3" table:number-rows-spanned="1">
            <text:p>shino : (1) znowu `kan`. &lt;2&gt; na dziurze aż do siódmego. (2) dźwięki `dai-kan`-u. &lt;2&gt; Na dziurze pierwszego, to wychodził jaśne. &lt;3&gt; strarałem na dziurzach od trzeciego do piątego. Nie jaśne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43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خميس، الخامس وعشرين من آب، الأسبوع الثالث، الشهر الثامن.</text:p>
          </table:table-cell>
          <table:table-cell table:style-name="ce23"/>
          <table:table-cell table:style-name="ce23" office:value-type="string">
            <text:p>it was thursday, the twenty-fif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44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پنجشنبه بود، بيست و پنجم ماه مرداد، هفته دوم، ماه هشت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45]+1" office:value-type="float" office:value="10">
            <text:p>10</text:p>
          </table:table-cell>
          <table:table-cell table:style-name="ce6"/>
          <table:table-cell table:style-name="ce9" office:value-type="string">
            <text:p>a-2</text:p>
          </table:table-cell>
          <table:table-cell table:style-name="ce20" office:value-type="string">
            <text:p>الوكالة اليهودية وألماني النازية. / اتفاقية هعفراه (1933)</text:p>
          </table:table-cell>
          <table:table-cell table:style-name="ce23" office:value-type="string">
            <text:p>al'wikaalatu'l'yahuudiy'yatu[agency-jewish / almaaniiyun naazijatu / itifaaqiyatun[agreement / haAfaraahu</text:p>
          </table:table-cell>
          <table: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8T15:15:26.65">
            <text:p>0828</text:p>
          </table:table-cell>
          <table:table-cell table:style-name="ce9" office:value-type="string">
            <text:p>v-1-97</text:p>
          </table:table-cell>
          <table:table-cell table:style-name="ce20" office:value-type="string">
            <text:p>chấn thương. / vết trầy. vết thương. tôi bị thương. / điều trị. cho phép. đối xử. lau đi. lau đi vết thương. / đánh. khăn tắm. đắp khăn. đắp khăn lên vết thương.</text:p>
          </table:table-cell>
          <table:table-cell table:style-name="ce23" office:value-type="string" table:number-columns-spanned="2" table:number-rows-spanned="1">
            <text:p>ケガ。傷。傷口。怪我をする。負傷。負傷する <text:s/>/ 手当て。手当する。治療する。拭く。傷口を拭く。/ 当てる。タオル。タオルを当てる。タオルを傷口に当てる。</text:p>
          </table:table-cell>
          <table:covered-table-cell table:style-name="ce23" office:value-type="string">
            <text:p>ケガ。傷。傷口。怪我をする。負傷。負傷する <text:s/>/ 手当て。手当する。治療する。拭く。傷口を拭く。/ 当てる。タオル。タオルを当てる。タオルを傷口に当てる。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7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모두 안아히기 내리기. &lt;2&gt; 그로는 돌출 근처에 머물면서 그 이상은 나오지 않다. &lt;3&gt; 미케를 순간 마사지 한 후 크로를 안아하고 내렸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48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piątek, dwudziesty siódmy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49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nie zagrałem. &lt;1&gt; Poszedłem do pracy. &lt;2&gt; kiedy wróciłem do domu, było już pięć minut przed siódmą godziną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0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سابع عشرين من آب، الأسبوع الثالث، الشهر الثامن.</text:p>
          </table:table-cell>
          <table:table-cell table:style-name="ce23"/>
          <table:table-cell table:style-name="ce23" office:value-type="string">
            <text:p>it was friday, the twenty-seven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1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بيست و هفتم ماه مرداد، هفته سوم، ماه هشت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52]+1" office:value-type="float" office:value="7">
            <text:p>7</text:p>
          </table:table-cell>
          <table:table-cell table:style-name="ce6"/>
          <table:table-cell table:style-name="ce9" office:value-type="string">
            <text:p>p-3</text:p>
          </table:table-cell>
          <table:table-cell table:style-name="ce20" office:value-type="string" table:number-columns-spanned="3" table:number-rows-spanned="1">
            <text:p>W japonii, został sformułowany Kodeks Joei, w roku 1232 w kalendarzu gregoriańskim, przez Yasutoki Hojo, który był wówczas Shikkeniem, który jest osobą, który wykonywuje władzę w imieniu Shogun-a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двадцать седьмо'й день Варшавского восста'ния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29T08:48:56.43">
            <text:p>0829</text:p>
          </table:table-cell>
          <table:table-cell table:style-name="ce9" office:value-type="string">
            <text:p>kh-1-111</text:p>
          </table:table-cell>
          <table:table-cell table:style-name="ce20"/>
          <table:table-cell table:style-name="ce23" table:number-columns-spanned="2" table:number-rows-spanned="1"/>
          <table:covered-table-cell table:style-name="ce23" office:value-type="string">
            <text:p>injury / pain / you have pain / you got injured</text:p>
          </table:covered-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55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공원 상황. &lt;1&gt; 가족동반들이 많이 있었다. 불꽃놀이를 하고있다. &lt;2&gt; 큰 소리를 내는 종류도 사용하고있다. &lt;3&gt; 연기가 자욱하고있다. &lt;4&gt; 도로를 넘어, 아파트 부지로 흘러 들어있다. &lt;5&gt; 사간은 7시 40분경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0">
          <table:table-cell table:style-name="ce3"/>
          <table:table-cell table:style-name="ce3" table:formula="of:=[.B56]+1" office:value-type="float" office:value="3">
            <text:p>3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(2) 크로는 먼저 없어, 미케에게 페이스트를 준 후 나머지 절반도 주려고 했었던 때 남쪽 보도에서 들어왔다. &lt;2&gt; 안아하고 옹벽에 올렸다. (3) 먹은 후 크로는 지상에 내려오고 버린다. &lt;2&gt; 잠시 후 미케도. &lt;3&gt; 미케는 내가 잡고 옹벽에 올리려고 했을 때, 지상에 누워 버린다. &lt;4&gt; 마지막으로는 보도에 나와 버렸다. &lt;5&gt; 차도상에 누워 버린다. 내가 공원에서 나왔을 때, 도로의 반대편으로 가서 버란다. 모습은 이제 보이지 않는다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5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dwudziesty ósmy sierpnia, trzeci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5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&lt;1&gt; Dekoracja melodii, to punkt, na którym się skupiałem. (2) dźwięk `kan`-u. Dziury piąty i szósty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5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ين آب، </text:p>
          </table:table-cell>
          <table:table-cell table:style-name="ce23"/>
          <table:table-cell table:style-name="ce23" office:value-type="string">
            <text:p>it was saturday, the twenty-eighth of august, the third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بيست و هشتم ماه مرداد، هفته دوم، ماه هشت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1]+1" office:value-type="float" office:value="8">
            <text:p>8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wiedza : szereg harmoniczny. &lt;1&gt; każdy wyraz jest jak poniżej : 1/k, tutaj, k jest zmienna, która przyjmuje wartości od jeden do nieskończoności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8-30T16:31:13.2">
            <text:p>0830</text:p>
          </table:table-cell>
          <table:table-cell table:style-name="ce9" office:value-type="string">
            <text:p>v-1-48</text:p>
          </table:table-cell>
          <table:table-cell table:style-name="ce20" office:value-type="string">
            <text:p>tại sao, đầu anh ấy chảy máu? / anh ấy đã đánh đầu vào đâu? khi nào? / làm thế nào mà, <text:s/>anh ấy rơi trên sàn. / làm sao bạn dến dây? / </text:p>
          </table:table-cell>
          <table:table-cell table:style-name="ce23" office:value-type="string" table:number-columns-spanned="2" table:number-rows-spanned="1">
            <text:p>why his head is bleeding? where did he hit his head, when? / how did he fall on the floor? / how did you come here. train, car?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19" office:value-type="string" table:number-columns-spanned="3" table:number-rows-spanned="1">
            <text:p>두 마리. (1) 공원엔 사람은 없었다. 그래서 `평평 자리` 까지 가서 마사지를 했다. (2) 두 모두 올렸다. &lt;2&gt; 크로는 다시 단맛 씹는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9">
          <table:table-cell table:style-name="ce3"/>
          <table:table-cell table:style-name="ce3" table:formula="of:=[.B64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19" office:value-type="string" table:number-columns-spanned="3" table:number-rows-spanned="1">
            <text:p>to był niedziele, dwudziesty dziewiąty sierpnia, czwarty tydzień, ósmy miesiąc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6">
          <table:table-cell table:style-name="ce3"/>
          <table:table-cell table:style-name="ce3" table:formula="of:=[.B65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19" office:value-type="string" table:number-columns-spanned="3" table:number-rows-spanned="1">
            <text:p>shino : (1) kompozycja. melodia w japońskiej skali muzycznej. (2) `Kan`. na dziurzach od piątego i w górę. &lt;2&gt; dźwięki wychodzą z przerwami, zwłaszcza, na dziurach szódmym i w górę.</text:p>
          </table:table-cell>
          <table:covered-table-cell table:number-columns-repeated="2" table:style-name="ce2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66]+1" office:value-type="float" office:value="5">
            <text:p>5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تاسع عشرين من آب، الأسبوع <text:s/>الرابع، الشهر الثامن.</text:p>
          </table:table-cell>
          <table:table-cell table:style-name="ce23"/>
          <table:table-cell table:style-name="ce23" office:value-type="string">
            <text:p>it was sunday, the twenty-ninth of august, the forth week, the eigh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67]+1" office:value-type="float" office:value="6">
            <text:p>6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بيست و نهم ماه مرداد، هفته چهارم، ماه هشت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68]+1" office:value-type="float" office:value="7">
            <text:p>7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raktat aneksji między Japonią i Koreą, ta traktat wchodzi w życie w tym dniu. (2) Podpisanie samo tego traktaty, to zostało zrobione wcześniej, na dwudziestym drugim tego samego miesiąca, tydzień wcześniej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6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в этот день, подпи'сан Нанки'нский догово'р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1T17:09:52.43">
            <text:p>0901</text:p>
          </table:table-cell>
          <table:table-cell table:style-name="ce9" office:value-type="string">
            <text:p>kh-1-104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I drink / water / I drink water / you drink water / they drink water / he drinks water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71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먼저부터 지상에 있다. &lt;2&gt; 어디에선가, 미케의 울음소리가 들려오고 있었다. &lt;3&gt; 그래서 크로를 안아하고 옹벽으로 달렸다. &lt;4&gt; 미케는 옹벽에선 없었다. &lt;5&gt; 크로를 지상에 내리고, 마사지를 시작했다. &lt;6&gt; 그러자, 미케가 계단 앞에서 달려 오는 모습이 보이었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2]+1" office:value-type="float" office:value="3">
            <text:p>3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wtorek, trzydziesty sierpnia, piąty tydzień, ósm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3]+1" office:value-type="float" office:value="4">
            <text:p>4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kompozycja. melodia, którę wcześniej skomponowałem. &lt;2&gt; zagrałem to ponownie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6T09:52:32.34">
            <text:p>0906</text:p>
          </table:table-cell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옆의 옹벽에, 미케는 항상 옹벽에 (2) 마사지. `진동 마사지`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5]+1" office:value-type="float" office:value="2">
            <text:p>2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niedziele, piąty września, drugi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76]+1" office:value-type="float" office:value="3">
            <text:p>3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ćwiczenie `kan`-u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77]+1" office:value-type="float" office:value="4">
            <text:p>4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أحد، الخامس من أيلول، الأسبوع الثاني، الشهر التاسع.</text:p>
          </table:table-cell>
          <table:table-cell table:style-name="ce23"/>
          <table:table-cell table:style-name="ce23" office:value-type="string">
            <text:p>it was sunday, the fifth of september, the second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78]+1" office:value-type="float" office:value="5">
            <text:p>5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پنجم ماه سپتامبر، هفته دوم، ماه نهم.</text:p>
          </table:table-cell>
          <table:table-cell table:style-name="ce23" office:value-type="string">
            <text:p>septaambr / nohoom[ninth</text:p>
          </table:table-cell>
          <table: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79]+1" office:value-type="float" office:value="6">
            <text:p>6</text:p>
          </table:table-cell>
          <table:table-cell table:style-name="ce6"/>
          <table:table-cell table:style-name="ce9" office:value-type="string">
            <text:p>v-1-63</text:p>
          </table:table-cell>
          <table:table-cell table:style-name="ce20" office:value-type="string">
            <text:p>ơ đây, làm ơn, đập vào tường. / công việc này khiến bạn mệt mỏi. / cám ơn sự làm việc chăm chỉ của bạn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0]+1" office:value-type="float" office:value="7">
            <text:p>7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был подписан Портсмутский Мирный договор между правительствами России и Японии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07T08:55:25.92">
            <text:p>0907</text:p>
          </table:table-cell>
          <table:table-cell table:style-name="ce9" office:value-type="string">
            <text:p>v-1-63</text:p>
          </table:table-cell>
          <table:table-cell table:style-name="ce20" office:value-type="string">
            <text:p>ở đây, làm ơn, đập vào tường. / công việc này khiến bạn mệt mỏi. / cám ơn sự bạn làm việc chăm này.</text:p>
          </table:table-cell>
          <table:table-cell table:style-name="ce23" office:value-type="string" table:number-columns-spanned="2" table:number-rows-spanned="1">
            <text:p>ここで、壁を叩いてください。この作業をすると、疲れます。ご苦労様です。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82]+1" office:value-type="float" office:value="2">
            <text:p>2</text:p>
          </table:table-cell>
          <table:table-cell table:style-name="ce6"/>
          <table:table-cell table:style-name="ce9" office:value-type="string">
            <text:p>kh-1-110</text:p>
          </table:table-cell>
          <table:table-cell table:style-name="ce20" office:value-type="string">
            <text:p>-</text:p>
          </table:table-cell>
          <table:table-cell table:style-name="ce23" office:value-type="string" table:number-columns-spanned="2" table:number-rows-spanned="1">
            <text:p>help / I need / your help / I need your help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83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 옹벽에. 체육관 울타리에서 나온다. &lt;2&gt; 미케가 이미 울리기 시작했었기 때문에, `뒹굴` 조차 하지않고, 크로를 안아하고 항상 옹벽으로 달렸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84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 wtorek, siódmy września, drugi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85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opracowanie na pewnej melodii. (2) pół nuty w zakresie `kan`-u. &lt;2&gt; W szczególnie, przejście między sąsiednymi dziurami. &lt;3&gt; świadomość skupiony na ruchu mięśni warg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86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سابع من أيلول، الأسبوع الثاني، الشهر التاسع.</text:p>
          </table:table-cell>
          <table:table-cell table:style-name="ce23" office:value-type="string">
            <text:p>ayluwl[september</text:p>
          </table:table-cell>
          <table:table-cell table:style-name="ce23" office:value-type="string">
            <text:p>it was tuesday, the seventh of september, the second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7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هفتم ماه سپتامبر، هفته دوم، ماه نه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88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гражда'нин Японии был застре'лен американским солдатом в го'роде Ирума в 1958 году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4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1T13:44:05">
            <text:p>0911</text:p>
          </table:table-cell>
          <table:table-cell table:style-name="ce9" office:value-type="string">
            <text:p>z-1</text:p>
          </table:table-cell>
          <table:table-cell table:style-name="ce22" office:value-type="string">
            <text:p>ndl : <text:a xlink:href="https://youtu.be/K8mbMJ4S-RU?t=247">https://youtu.be/K8mbMJ4S-RU?t=247</text:a></text:p>
            <text:p>f : <text:a xlink:href="https://youtu.be/K8mbMJ4S-RU?t=316">https://youtu.be/K8mbMJ4S-RU?t=316</text:a></text:p>
            <text:p>mf : <text:a xlink:href="https://youtu.be/K8mbMJ4S-RU?t=343">https://youtu.be/K8mbMJ4S-RU?t=343</text:a></text:p>
            <text:p>g : <text:a xlink:href="https://youtu.be/K8mbMJ4S-RU?t=377">https://youtu.be/K8mbMJ4S-RU?t=377</text:a></text:p>
            <text:p>ng : <text:a xlink:href="https://youtu.be/K8mbMJ4S-RU?t=403">https://youtu.be/K8mbMJ4S-RU?t=403</text:a></text:p>
          </table:table-cell>
          <table:table-cell table:style-name="ce23" office:value-type="string" table:number-columns-spanned="2" table:number-rows-spanned="1">
            <text:p>n: h : <text:s/><text:a xlink:href="https://youtu.be/K8mbMJ4S-RU?t=445">https://youtu.be/K8mbMJ4S-RU?t=445</text:a>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90]+1" office:value-type="float" office:value="2">
            <text:p>2</text:p>
          </table:table-cell>
          <table:table-cell table:style-name="ce6"/>
          <table:table-cell table:style-name="ce9" office:value-type="string">
            <text:p>v-1-113</text:p>
          </table:table-cell>
          <table:table-cell table:style-name="ce20" office:value-type="string">
            <text:p>chúng tôi sẽ có một cuộc họp buổi sáng lúc 8 giờ. / lên đỉnh. ngày lễ. / bữa ăn. bữa trưa. / ăn. uống. / đợi đã. dứng gần. ô tô. xe. chờ xe bây giờ.</text:p>
          </table:table-cell>
          <table:table-cell table:style-name="ce23" office:value-type="string" table:number-columns-spanned="2" table:number-rows-spanned="1">
            <text:p>８時に朝礼を行います。 / 休憩。休み。 / 食事。昼食。昼ご飯。 / 食べる。飲む。 / 待つ。待機。車。車を待つ。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1]+1" office:value-type="float" office:value="3">
            <text:p>3</text:p>
          </table:table-cell>
          <table:table-cell table:style-name="ce6"/>
          <table:table-cell table:style-name="ce9" office:value-type="string">
            <text:p>kh-1-114</text:p>
          </table:table-cell>
          <table:table-cell table:style-name="ce20"/>
          <table:table-cell table:style-name="ce23" office:value-type="string" table:number-columns-spanned="2" table:number-rows-spanned="1">
            <text:p>rest / I rest / you rest / tired / I am tired / you are tired / he is tired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2">
          <table:table-cell table:style-name="ce3"/>
          <table:table-cell table:style-name="ce3" table:formula="of:=[.B92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다시 먼저 계단 근처의 옹벽에. &lt;2&gt; 크로를 내려 오는 걸 기다릴까 생각했지만, 미케가 이미 울리기 시작했었기 때문에 크로를 기다리지 않고 항상 옹벽으로 달렸다. &lt;3&gt; 크로는 일단 계단 방향으로 이동 시작했지만, 나에 따라 항상 옹벽우로 돌아가기 시작했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93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iątek, dziesiąty sierpnia, drugi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4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e : (1) cały czas dla gry, to był około piętnastu minut. (2) Podstawowe ćwiczenie dla dmuchania każdy nuty, włączając półnuty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9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جمعة، العاشر من أيلول، الأسبوع الثاني، الشهر التاسع</text:p>
          </table:table-cell>
          <table:table-cell table:style-name="ce23" office:value-type="string">
            <text:p>aashiru[tenth / ayluwl</text:p>
          </table:table-cell>
          <table:table-cell table:style-name="ce23" office:value-type="string">
            <text:p>it was friday, the tenth of september, the second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table:formula="of:=[.B9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جمعه بود، دهم سپتامبر، هفته دوم، ماه نهم.</text:p>
          </table:table-cell>
          <table:table-cell table:style-name="ce23" office:value-type="string">
            <text:p>dahom[tenth / dovom[second / nohom[ninth</text:p>
          </table:table-cell>
          <table: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2T09:25:17.44">
            <text:p>0912</text:p>
          </table:table-cell>
          <table:table-cell table:style-name="ce9" office:value-type="string">
            <text:p>v-1-64</text:p>
          </table:table-cell>
          <table:table-cell table:style-name="ce20" office:value-type="string">
            <text:p>buổi@session sáng@morning bắt@start đầu lúc@at mấy@what-time~1 giờ </text:p>
          </table:table-cell>
          <table:table-cell table:style-name="ce23" office:value-type="string" table:number-columns-spanned="2" table:number-rows-spanned="1">
            <text:p>朝は、何時から始まりますか？午後は、何時から始めますか？夕方は、何時に終わりますか？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98]+1" office:value-type="float" office:value="2">
            <text:p>2</text:p>
          </table:table-cell>
          <table:table-cell table:style-name="ce6"/>
          <table:table-cell table:style-name="ce9" office:value-type="string">
            <text:p>kh-1-111</text:p>
          </table:table-cell>
          <table:table-cell table:style-name="ce20" office:value-type="string">
            <text:p>rob6-oo3 / chuu3-cha_p3 / <text:s/>nia6_k mien3-kaa3 <text:s/>chuu3-cha_p3 / nia6_k bang3-rong3 rob6-oo3</text:p>
          </table:table-cell>
          <table:table-cell table:style-name="ce23" office:value-type="string" table:number-columns-spanned="2" table:number-rows-spanned="1">
            <text:p>injury / pain / you have pain / you got injured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7">
          <table:table-cell table:style-name="ce3"/>
          <table:table-cell table:style-name="ce3" table:formula="of:=[.B99]+1" office:value-type="float" office:value="3">
            <text:p>3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0" office:value-type="string">
            <text:p>h : <text:s/><text:a xlink:href="https://youtu.be/K8mbMJ4S-RU?t=445">https://youtu.be/K8mbMJ4S-RU?t=445</text:a></text:p>
          </table:table-cell>
          <table:table-cell table:style-name="ce23" office:value-type="string">
            <text:p>n : j : <text:s/><text:a xlink:href="https://youtu.be/K8mbMJ4S-RU?t=588">https://youtu.be/K8mbMJ4S-RU?t=588</text:a></text:p>
          </table:table-cell>
          <table: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3">
          <table:table-cell table:style-name="ce3"/>
          <table:table-cell table:style-name="ce3" table:formula="of:=[.B100]+1" office:value-type="float" office:value="4">
            <text:p>4</text:p>
          </table:table-cell>
          <table:table-cell table:style-name="ce6"/>
          <table:table-cell table:style-name="ce9" office:value-type="string">
            <text:p>b-1</text:p>
          </table:table-cell>
          <table:table-cell table:style-name="ce20" office:value-type="string">
            <text:p>হ্যালো. / ধন্যবাদ / শুভ বিদায় / শুভ সকাল</text:p>
          </table:table-cell>
          <table:table-cell table:style-name="ce23" office:value-type="string">
            <text:p>* / dhun'nubaa[thanks / sh'bhu-bi-day / sh'bhu-shakal</text:p>
          </table:table-cell>
          <table:table-cell table:style-name="ce10" office:value-type="string">
            <text:p>hello. / thank you / good bye / good morning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5">
          <table:table-cell table:style-name="ce3"/>
          <table:table-cell table:style-name="ce3" table:formula="of:=[.B101]+1" office:value-type="float" office:value="5">
            <text:p>5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지상부터 왔다. (2) 다른 동물이 왔다. 한 마리. &lt;2&gt; 미케들이 울타리 속을 가만히 보고 있다. &lt;3&gt; 한 번 스마트 본의 빛으로 내부를 비추었다. 움직이는 건 보이지 않았다. <text:s/>(3) 고체를 준 후 다시 울타리 속을 봤다. &lt;2&gt; 개와 같은 동물이 한 마리 천천히 이동하고 있다. 보도 쪽으로. &lt;3&gt; 가로를 향했던 모습. &lt;4&gt; 개 같지만, 여우 같기도 하다. 얼굴의 모습이. 입이 길쭉하다. 귀는 서있다. 체구는 너구리 처럼. &lt;5&gt; 이 쪽은 얼굴을 향하지 않고 울타리 속 서쪽으로 갔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6">
          <table:table-cell table:style-name="ce3"/>
          <table:table-cell table:style-name="ce3" table:formula="of:=[.B102]+1" office:value-type="float" office:value="6">
            <text:p>6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była sobota, jednasty sierpnia, drugi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7">
          <table:table-cell table:style-name="ce3"/>
          <table:table-cell table:style-name="ce3" table:formula="of:=[.B103]+1" office:value-type="float" office:value="7">
            <text:p>7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całkowity czas wynosił około trzydziestu minut. (2) granie impro przez chwilę, używając zakresu `kan`-u. (3) ćwiczenie dmuchania `kan`-u, i także, `dai-kan`-u. &lt;2&gt; jak dla `dai-kan`-u, myślę, że przyszedłem zobaczyć poprawny kształt ust, jedny z nich, do wydmuchania dźwięków `dai-kan`-u. (4) jak uformować ten kształt : &lt;1&gt; najpierw, uformowasz kształt dla `kan`-u, to znaczy, dolna warga, lekko wewnętrzy część poza jej czubek, sprawiasz to podniesiona. &lt;2&gt; a potem, przesuwasz dolną wargę lekko do przodu, poziomo, podczas jednocześnie, utrzymując wygięta górną wargę, lub nawet, nieco bardziej wygięta, zginając ją w dół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3"/>
          <table:table-cell table:style-name="ce3" table:formula="of:=[.B104]+1" office:value-type="float" office:value="8">
            <text:p>8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حادي عشر من أيلول، الأسبوع الثاني، الشهر التاسع.</text:p>
          </table:table-cell>
          <table:table-cell table:style-name="ce23"/>
          <table:table-cell table:style-name="ce23" office:value-type="string">
            <text:p>it was saturday, the eleventh of september, the second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5]+1" office:value-type="float" office:value="9">
            <text:p>9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يازدهم ماه سپتامبر، هفته دوم، ماه نهم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4T11:37:08.97">
            <text:p>0914</text:p>
          </table:table-cell>
          <table:table-cell table:style-name="ce9" office:value-type="string">
            <text:p>v-1-62</text:p>
          </table:table-cell>
          <table:table-cell table:style-name="ce20" office:value-type="string">
            <text:p>đổ@pour bê tông xung quanh@around thang máy@machine / hai lần. chia. đổ. / đổ nó ơ hai lần.</text:p>
          </table:table-cell>
          <table:table-cell table:style-name="ce23" office:value-type="string" table:number-columns-spanned="2" table:number-rows-spanned="1">
            <text:p>エレベーターの周りに、コンクリートを入れます。/ ２回。分ける。入れる。 / ２回に分けて、入れます。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107]+1" office:value-type="float" office:value="2">
            <text:p>2</text:p>
          </table:table-cell>
          <table:table-cell table:style-name="ce6"/>
          <table:table-cell table:style-name="ce9" office:value-type="string">
            <text:p>kh-1-112</text:p>
          </table:table-cell>
          <table:table-cell table:style-name="ce20" office:value-type="string">
            <text:p>an3-hee3 / h6-niom5 nyam0 / kwo_t3 * / <text:s/>h6-niom5 nyam0 an3-haee3 / nia_k6 <text:s/>nyam0 an3-haee3 / * / toi3-hai3 / mwn6-ton3</text:p>
          </table:table-cell>
          <table:table-cell table:style-name="ce23" office:value-type="string" table:number-columns-spanned="2" table:number-rows-spanned="1">
            <text:p>food / I eat / he eats / I eat food / you eat food / you ate <text:s/>food / already / not yet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08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계단 근처의 옹벽에서. &lt;2&gt; 다시 미케가 이미 목소리를 내기 시작하고 있었기 때문에 한두 번 `뒹굴` 을 한 후 서둘러 잡고 항상 옹벽으로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09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 poniedziałek, trzynasty września, trzeci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9">
          <table:table-cell table:style-name="ce3"/>
          <table:table-cell table:style-name="ce3" table:formula="of:=[.B110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ćwiczenie dla `kan`-u i `dai-kan`-u. (2) jak dla `dai-kan`-u, dla kształt którego, w poprzedniej sesji, mówiłem, że wargę dolną przesuwasz lekko do przodu. &lt;2&gt; ale, wczoraj, mysiłem, że, raczej, lepiej gdy nie przesuwasz tę do przodu. tylko, że górną wargę, utrzymusz to wygięta nieco bardziej. &lt;3&gt; Bardziej niż w przypadku `kan`-u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11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ثنين، الثالث عشر من أيلول، الأسبوع الثالث، الشهر التاسع.</text:p>
          </table:table-cell>
          <table:table-cell table:style-name="ce23"/>
          <table:table-cell table:style-name="ce23" office:value-type="string">
            <text:p>it was monday, the thirteenth of september, the third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12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دوشنبه بود، سيزدهم ماه سپتامبر، هفته سوم، ماه نه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13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История : Линь Бяо погибает в авиакатастрофе в <text:s/>Монголии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19T09:57:14.15">
            <text:p>0919</text:p>
          </table:table-cell>
          <table:table-cell table:style-name="ce9" office:value-type="string">
            <text:p>v-1-116</text:p>
          </table:table-cell>
          <table:table-cell table:style-name="ce20" office:value-type="string">
            <text:p>giúp đỡ / tôi cần / sự giúp dỡ của bạn / tôi cần sự giúp đỡ của bạn / chấn thương / đau / bạn bị đau / bạn bị thương.</text:p>
          </table:table-cell>
          <table:table-cell table:style-name="ce23" office:value-type="string" table:number-columns-spanned="2" table:number-rows-spanned="1">
            <text:p>help / I need / your help / I need your help</text:p>
            <text:p>injury / pain / you have pain / you got injured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1">
          <table:table-cell table:style-name="ce3"/>
          <table:table-cell table:style-name="ce3" table:formula="of:=[.B115]+1" office:value-type="float" office:value="2">
            <text:p>2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3" office:value-type="string">
            <text:p>j : <text:s/><text:a xlink:href="https://youtu.be/K8mbMJ4S-RU?t=588">https://youtu.be/K8mbMJ4S-RU?t=588</text:a></text:p>
            <text:p>k : <text:a xlink:href="https://youtu.be/K8mbMJ4S-RU?t=637">https://youtu.be/K8mbMJ4S-RU?t=637</text:a></text:p>
            <text:p>kh : <text:a xlink:href="https://youtu.be/K8mbMJ4S-RU?t=666">https://youtu.be/K8mbMJ4S-RU?t=666</text:a></text:p>
            <text:p>kl : <text:a xlink:href="https://youtu.be/K8mbMJ4S-RU?t=696">https://youtu.be/K8mbMJ4S-RU?t=696</text:a></text:p>
          </table:table-cell>
          <table:table-cell table:style-name="ce23" office:value-type="string" table:number-columns-spanned="2" table:number-rows-spanned="1">
            <text:p>nk : <text:a xlink:href="https://youtu.be/K8mbMJ4S-RU?t=717">https://youtu.be/K8mbMJ4S-RU?t=717</text:a>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table:formula="of:=[.B116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 (1) 크로는 계단 근처. (2) 미케는 옹벽에. (3) 옹벽으로 올릴 때 어제는 먼저 미케. 그 후 크로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17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sobota, osiemnasty września, czwarty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18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dai-kan`-u. na dziurach czwartej i piątej. dźwięki wychodili jaśne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19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سبت، الثامن عشر من أيلول، الأسبوع الثالث، الشهر التاسع</text:p>
          </table:table-cell>
          <table:table-cell table:style-name="ce23"/>
          <table:table-cell table:style-name="ce23" office:value-type="string">
            <text:p>it was saturday, the eighteenth of september, the third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0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شنبه بود، نوزدهم ماه سپتامبر، هفته سوم، ماه نه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1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на железной дороге недалеко от Хотена, Маньчжурия, произошел взрыв бомбы, сегодня в 1931 году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0T10:32:36.79">
            <text:p>0920</text:p>
          </table:table-cell>
          <table:table-cell table:style-name="ce9" office:value-type="string">
            <text:p>kh-1-117</text:p>
          </table:table-cell>
          <table:table-cell table:style-name="ce20" office:value-type="string">
            <text:p>ta_k1 / hniom3 pa_k3 / nia_k6 <text:s/>pa_k1 / srei1-to_k1 / hniom3 nyam4 / ywng3- nyam4</text:p>
          </table:table-cell>
          <table:table-cell table:style-name="ce23" office:value-type="string" table:number-columns-spanned="2" table:number-rows-spanned="1">
            <text:p>water / I drink / you drink / thirsty / I eat / we eat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3">
          <table:table-cell table:style-name="ce3"/>
          <table:table-cell table:style-name="ce3" table:formula="of:=[.B123]+1" office:value-type="float" office:value="2">
            <text:p>2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는 지상으로 달려왔다. `평평 자리` 까지. (2) 미케도 곧 달려왔다. (3) 미케도 `뒹굴` 을 했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40">
          <table:table-cell table:style-name="ce3"/>
          <table:table-cell table:style-name="ce3" table:formula="of:=[.B124]+1" office:value-type="float" office:value="3">
            <text:p>3</text:p>
          </table:table-cell>
          <table:table-cell table:style-name="ce6"/>
          <table:table-cell table:style-name="ce9" office:value-type="string">
            <text:p>z-1</text:p>
          </table:table-cell>
          <table:table-cell table:style-name="ce20" office:value-type="string">
            <text:p>nk : <text:a xlink:href="https://youtu.be/K8mbMJ4S-RU?t=717">https://youtu.be/K8mbMJ4S-RU?t=717</text:a></text:p>
            <text:p>L : <text:a xlink:href="https://youtu.be/K8mbMJ4S-RU?t=750">https://youtu.be/K8mbMJ4S-RU?t=750</text:a></text:p>
            <text:p>m,mm : <text:a xlink:href="https://youtu.be/K8mbMJ4S-RU?t=770">https://youtu.be/K8mbMJ4S-RU?t=770</text:a></text:p>
            <text:p>n : <text:a xlink:href="https://youtu.be/K8mbMJ4S-RU?t=822">https://youtu.be/K8mbMJ4S-RU?t=822</text:a></text:p>
            <text:p>p : <text:a xlink:href="https://youtu.be/K8mbMJ4S-RU?t=846">https://youtu.be/K8mbMJ4S-RU?t=846</text:a></text:p>
            <text:p>ph : <text:a xlink:href="https://youtu.be/K8mbMJ4S-RU?t=873">https://youtu.be/K8mbMJ4S-RU?t=873</text:a></text:p>
          </table:table-cell>
          <table:table-cell table:style-name="ce23" office:value-type="string" table:number-columns-spanned="2" table:number-rows-spanned="1">
            <text:p>s : <text:a xlink:href="https://youtu.be/K8mbMJ4S-RU?t=915">https://youtu.be/K8mbMJ4S-RU?t=915</text:a>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5]+1" office:value-type="float" office:value="4">
            <text:p>4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niedziele, dziewiętnasty września, czwarty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8">
          <table:table-cell table:style-name="ce3"/>
          <table:table-cell table:style-name="ce3" table:formula="of:=[.B126]+1" office:value-type="float" office:value="5">
            <text:p>5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nagrałem melodię. `Jedwabny szlak` przez japońskiego kompozytora, Kitaro-a. (2) Dmuchanie `dai-kan`-u. Na dziurach czwartej i piątej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27]+1" office:value-type="float" office:value="6">
            <text:p>6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حد، التاسع عشر من أيلول، الأسبوع الثالث، الشهر التاسع.</text:p>
          </table:table-cell>
          <table:table-cell table:style-name="ce23"/>
          <table:table-cell table:style-name="ce23" office:value-type="string">
            <text:p>it was sunday, the nineteenth of september, the fourth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8]+1" office:value-type="float" office:value="7">
            <text:p>7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يکشنبه بود، نوزدهم ماه سپتامبر، هفته سوم، ماه نه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29]+1" office:value-type="float" office:value="8">
            <text:p>8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Алжир : фронт национального освобождения объявля'ет о создании Временного правительства Респу'блики Алжир в Каире в 1958 году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1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2T10:31:39.359999">
            <text:p>0922</text:p>
          </table:table-cell>
          <table:table-cell table:style-name="ce9" office:value-type="string">
            <text:p>v-1-114</text:p>
          </table:table-cell>
          <table:table-cell table:style-name="ce20" office:value-type="string">
            <text:p>nghỉ ngơi / tôi nghỉ ngơi / bạn nghỉ ngơi / mệt mỏi / */*/ anh ấy mệt mỏi</text:p>
          </table:table-cell>
          <table:table-cell table:style-name="ce23" office:value-type="string" table:number-columns-spanned="2" table:number-rows-spanned="1">
            <text:p>rest / I rest / you rest / tired / I am tired / you are tired / he is tired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31]+1" office:value-type="float" office:value="2">
            <text:p>2</text:p>
          </table:table-cell>
          <table:table-cell table:style-name="ce6"/>
          <table:table-cell table:style-name="ce9" office:value-type="string">
            <text:p>v-2</text:p>
          </table:table-cell>
          <table:table-cell table:style-name="ce20" office:value-type="string" table:number-columns-spanned="3" table:number-rows-spanned="1">
            <text:p>hôm nay, tháng 9, hai mươi môt, ở Việt Nam, một chính[political đảng[party được thành[established~1 lập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32]+1" office:value-type="float" office:value="3">
            <text:p>3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두 마리. (1) 크로가 달려왔다. `평평 자리` 근처까지. &lt;2&gt; 미케도 곧 이어했다. (2) 옹벽으로 돌아갈 때. &lt;2&gt; 먼저 크로는 스스로 보도 쪽으로 갔다. &lt;3&gt; 하지만, 곧 공원 내으로 돌아왔다. 뭔가에 놀란 모습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33]+1" office:value-type="float" office:value="4">
            <text:p>4</text:p>
          </table:table-cell>
          <table:table-cell table:style-name="ce6"/>
          <table:table-cell table:style-name="ce9" office:value-type="string">
            <text:p>k-2</text:p>
          </table:table-cell>
          <table:table-cell table:style-name="ce20" office:value-type="string" table:number-columns-spanned="3" table:number-rows-spanned="1">
            <text:p>1953년 오늘 9월 21일, 로금석 씨가 북한에서 망명. 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34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wtorek, dwudziesty pierwszy września, czwarty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35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Poszedłem do dentysty wczoraj. &lt;2&gt; kiedy wróciłem, było już około szóstej <text:s/>dwadzieścia. (2) Dmuchanie `kan`-u i `dai-kan`-u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9">
          <table:table-cell table:style-name="ce3"/>
          <table:table-cell table:style-name="ce3" table:formula="of:=[.B136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ثلاثاء، الحادي عشرين من أيلول، الأسبوع الرابع، الشهر التاسع.</text:p>
          </table:table-cell>
          <table:table-cell table:style-name="ce23"/>
          <table:table-cell table:style-name="ce23" office:value-type="string">
            <text:p>it was tuesday, the twenty-first of september, the fourth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37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سه شنبه بود، بيست و يکم سپتامبر، هفته چهارم، ماه نه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1">
          <table:table-cell table:style-name="ce3"/>
          <table:table-cell table:style-name="ce3" table:formula="of:=[.B138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2" table:number-rows-spanned="1">
            <text:p>сде'лаем написа'ть теологию, что подхо'дит Японии.</text:p>
          </table:table-cell>
          <table:covered-table-cell table:style-name="ce23"/>
          <table:table-cell table:style-name="ce23" office:value-type="string">
            <text:p>http://benfranklin.chips.jp/cake_apps/Cake_IFM11/images/view/49551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office:value-type="float" office:value="1">
            <text:p>1</text:p>
          </table:table-cell>
          <table:table-cell table:style-name="ce6" office:value-type="date" office:date-value="2021-09-23T09:08:53.48">
            <text:p>0923</text:p>
          </table:table-cell>
          <table:table-cell table:style-name="ce9" office:value-type="string">
            <text:p>v-1-118</text:p>
          </table:table-cell>
          <table:table-cell table:style-name="ce20" office:value-type="string">
            <text:p>máu / máu trên mặt của bạn / máu trên cánh tay của bạn</text:p>
          </table:table-cell>
          <table:table-cell table:style-name="ce23" office:value-type="string" table:number-columns-spanned="2" table:number-rows-spanned="1">
            <text:p>blood / blood on your face / blood on your arm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40]+1" office:value-type="float" office:value="2">
            <text:p>2</text:p>
          </table:table-cell>
          <table:table-cell table:style-name="ce6"/>
          <table:table-cell table:style-name="ce9" office:value-type="string">
            <text:p>v-2-119</text:p>
          </table:table-cell>
          <table:table-cell table:style-name="ce20" office:value-type="string">
            <text:p>anh ấy cắt chân / anh ấy cắt ngón tay / anh ấy cắt đầu</text:p>
          </table:table-cell>
          <table:table-cell table:style-name="ce23" office:value-type="string" table:number-columns-spanned="2" table:number-rows-spanned="1">
            <text:p>he cut his leg / he cut his fingers / he cut his head</text:p>
          </table:table-cell>
          <table:covered-table-cell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38">
          <table:table-cell table:style-name="ce3"/>
          <table:table-cell table:style-name="ce3" table:formula="of:=[.B141]+1" office:value-type="float" office:value="3">
            <text:p>3</text:p>
          </table:table-cell>
          <table:table-cell table:style-name="ce6"/>
          <table:table-cell table:style-name="ce9" office:value-type="string">
            <text:p>kh-1-120</text:p>
          </table:table-cell>
          <table:table-cell table:style-name="ce24" office:value-type="string">
            <text:p>ឈាម / មុខ / មុខរបស់អ្នក / ដៃ / ដៃរបស់អ្នក</text:p>
          </table:table-cell>
          <table:table-cell table:style-name="ce23" office:value-type="string">
            <text:p>chien3[blood / mo_k6[face / mo_k3 rob6-wan3 nia_k6 / dai3[hand / dai3 rob6-wan3 nie_k6</text:p>
          </table:table-cell>
          <table:table-cell table:style-name="ce23" office:value-type="string">
            <text:p>blood / face / your face / arm / your arm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9">
          <table:table-cell table:style-name="ce3"/>
          <table:table-cell table:style-name="ce3" table:formula="of:=[.B142]+1" office:value-type="float" office:value="4">
            <text:p>4</text:p>
          </table:table-cell>
          <table:table-cell table:style-name="ce6"/>
          <table:table-cell table:style-name="ce9" office:value-type="string">
            <text:p>k-1</text:p>
          </table:table-cell>
          <table:table-cell table:style-name="ce20" office:value-type="string" table:number-columns-spanned="3" table:number-rows-spanned="1">
            <text:p>크로만. (1) 미케는 결국 오지 않았다. (2) 크로는 페이스트 후 지상에 내려왔다. `뒹굴` 을 했다. (3) 크로를 안아하고 올리고, 무릎 위에 두고, 배를 어루만졌다. &lt;2&gt; 잠시 가만히 하고있었다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43]+1" office:value-type="float" office:value="5">
            <text:p>5</text:p>
          </table:table-cell>
          <table:table-cell table:style-name="ce6"/>
          <table:table-cell table:style-name="ce9" office:value-type="string">
            <text:p>p-1</text:p>
          </table:table-cell>
          <table:table-cell table:style-name="ce20" office:value-type="string" table:number-columns-spanned="3" table:number-rows-spanned="1">
            <text:p>to była środa, dwudziesty drugi września, czwarty tydzień, dziewiąty miesiąc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8">
          <table:table-cell table:style-name="ce3"/>
          <table:table-cell table:style-name="ce3" table:formula="of:=[.B144]+1" office:value-type="float" office:value="6">
            <text:p>6</text:p>
          </table:table-cell>
          <table:table-cell table:style-name="ce6"/>
          <table:table-cell table:style-name="ce9" office:value-type="string">
            <text:p>p-2</text:p>
          </table:table-cell>
          <table:table-cell table:style-name="ce20" office:value-type="string" table:number-columns-spanned="3" table:number-rows-spanned="1">
            <text:p>shino : (1) dźwięki `kan`-u. &lt;1&gt; wydaje się, że wargi mogą utrzymać kształt `kan`-u. &lt;2&gt; Podnosisz dolną wargę równomiernie, dolną wargę, tutaj to znaczy, lekko wewnętrzą część której, podczas, środkowa część której lekko obniżona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7">
          <table:table-cell table:style-name="ce3"/>
          <table:table-cell table:style-name="ce3" table:formula="of:=[.B145]+1" office:value-type="float" office:value="7">
            <text:p>7</text:p>
          </table:table-cell>
          <table:table-cell table:style-name="ce6"/>
          <table:table-cell table:style-name="ce9" office:value-type="string">
            <text:p>a-1</text:p>
          </table:table-cell>
          <table:table-cell table:style-name="ce20" office:value-type="string">
            <text:p>كان يوم الاربعاء، الثاني عشرين من أيلول، الأسبوع الرابع، الشهر التاسع.</text:p>
          </table:table-cell>
          <table:table-cell table:style-name="ce23"/>
          <table:table-cell table:style-name="ce23" office:value-type="string">
            <text:p>it was wednesday, the twenty-second of september, the fourth week, the ninth month</text:p>
          </table:table-cell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0">
          <table:table-cell table:style-name="ce3"/>
          <table:table-cell table:style-name="ce3" table:formula="of:=[.B146]+1" office:value-type="float" office:value="8">
            <text:p>8</text:p>
          </table:table-cell>
          <table:table-cell table:style-name="ce6"/>
          <table:table-cell table:style-name="ce9" office:value-type="string">
            <text:p>f-1</text:p>
          </table:table-cell>
          <table:table-cell table:style-name="ce20" office:value-type="string">
            <text:p>چهارشنبه بود، بيست و دوم ماه سپتامبر، هفته چهارم، ماه نهم.</text:p>
          </table:table-cell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/>
          <table:table-cell table:style-name="ce3" table:formula="of:=[.B147]+1" office:value-type="float" office:value="9">
            <text:p>9</text:p>
          </table:table-cell>
          <table:table-cell table:style-name="ce6"/>
          <table:table-cell table:style-name="ce9" office:value-type="string">
            <text:p>r-1</text:p>
          </table:table-cell>
          <table:table-cell table:style-name="ce20" office:value-type="string" table:number-columns-spanned="3" table:number-rows-spanned="1">
            <text:p>солида'рность сформирова'лась в По'льше в 1980 году.</text:p>
          </table:table-cell>
          <table:covered-table-cell table:number-columns-repeated="2" table:style-name="ce23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7">
          <table:table-cell table:style-name="ce3" table:number-columns-repeated="2"/>
          <table:table-cell table:style-name="ce6"/>
          <table:table-cell table:style-name="ce9"/>
          <table:table-cell table:style-name="ce20"/>
          <table:table-cell table:style-name="ce23" table:number-columns-repeated="2"/>
          <table:table-cell table:style-name="ce25"/>
          <table:table-cell table:style-name="Default"/>
          <table:table-cell table:style-name="ce25"/>
          <table:table-cell table:style-name="Default"/>
          <table:table-cell table:style-name="ce14"/>
          <table:table-cell table:style-name="ce17"/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14">
          <table:table-cell table:number-columns-repeated="2" office:value-type="string">
            <text:p>*</text:p>
          </table:table-cell>
          <table:table-cell table:style-name="ce7" table:formula="of:=NOW()" office:value-type="date" office:date-value="2021-09-23T09:58:13.7">
            <text:p>0923 <text:s/>958</text:p>
          </table:table-cell>
          <table:table-cell table:number-columns-repeated="5" office:value-type="string">
            <text:p>*</text:p>
          </table:table-cell>
          <table:table-cell table:style-name="ce7" table:formula="of:=NOW()" office:value-type="date" office:date-value="2021-09-23T09:58:17.02">
            <text:p>0923 <text:s/>958</text:p>
          </table:table-cell>
          <table:table-cell table:style-name="ce7" table:formula="of:=NOW()" office:value-type="date" office:date-value="2021-09-23T09:58:17.02">
            <text:p>0923 <text:s/>958</text:p>
          </table:table-cell>
          <table:table-cell table:number-columns-repeated="2" table:style-name="ce7" office:value-type="string">
            <text:p>*</text:p>
          </table:table-cell>
          <table:table-cell table:style-name="ce7" table:formula="of:=NOW()" office:value-type="date" office:date-value="2021-09-23T09:58:17.02">
            <text:p>0923 <text:s/>958</text:p>
          </table:table-cell>
          <table:table-cell table:style-name="ce7" office:value-type="string">
            <text:p>*</text:p>
          </table:table-cell>
          <table:table-cell table:number-columns-repeated="1010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Default"/>
          <table:table-cell office:value-type="string">
            <text:p>start C:\WORKS_2\WS\WS_Others.JVEMV6\JVEMV6\37_miscs\9_prog_lang\end_diary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WS\WS_Others.JVEMV6\JVEMV6\37_miscs\9_prog_lang\end_vietnamese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start C:\WORKS_2\shortcuts_docs\start_diary_web-pages.ba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>
          <table:table-cell table:number-columns-repeated="2"/>
          <table:table-cell office:value-type="string">
            <text:p>C:\WORKS_2\WS\WS_Others.JVEMV6\JVEMV6\37_miscs\9_prog_lang\diary-khmer.odt</text:p>
          </table:table-cell>
          <table:table-cell table:number-columns-repeated="9"/>
          <table:table-cell table:style-name="ce17"/>
          <table:table-cell table:number-columns-repeated="1011"/>
        </table:table-row>
        <table:table-row table:style-name="ro2" table:number-rows-repeated="2">
          <table:table-cell table:number-columns-repeated="12"/>
          <table:table-cell table:style-name="ce17"/>
          <table:table-cell table:number-columns-repeated="1011"/>
        </table:table-row>
        <table:table-row table:style-name="ro14">
          <table:table-cell table:number-columns-repeated="12"/>
          <table:table-cell table:style-name="ce7"/>
          <table:table-cell table:number-columns-repeated="1011"/>
        </table:table-row>
        <table:table-row table:style-name="ro2" table:number-rows-repeated="35">
          <table:table-cell table:number-columns-repeated="12"/>
          <table:table-cell table:style-name="ce17"/>
          <table:table-cell table:number-columns-repeated="1011"/>
        </table:table-row>
        <table:table-row table:style-name="ro2" table:number-rows-repeated="1048367">
          <table:table-cell table:number-columns-repeated="1024"/>
        </table:table-row>
        <table:table-row table:style-name="ro2">
          <table:table-cell table:number-columns-repeated="1024"/>
        </table:table-row>
      </table:table>
      <table:database-ranges>
        <table:database-range table:target-range-address="sentences.A3:sentences.AMJ112" table:contains-header="false">
          <table:sort>
            <table:sort-by table:field-number="7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lfaen" svg:font-family="Sylfaen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/</number:text>
      <number:day number:style="long"/>
      <number:text>  </number:text>
      <number:hours/>
      <number:minutes number:style="long"/>
    </number:date-style>
    <number:date-style style:name="N111">
      <number:month number:style="long"/>
      <number:day number:style="long"/>
      <number:text>  </number:text>
      <number:hours/>
      <number:minutes number:style="long"/>
    </number:date-style>
    <number:date-style style:name="N112">
      <number:month number:style="long"/>
      <number:day number:style="long"/>
      <number:text>-</number:text>
      <number:hours number:style="long"/>
      <number:minutes number:style="long"/>
    </number:date-style>
    <number:date-style style:name="N113">
      <number:month number:style="long"/>
      <number:day number:style="long"/>
    </number:date-style>
    <number:number-style style:name="N114">
      <number:text>18</number:text>
    </number:number-style>
    <number:time-style style:name="N115">
      <number:hours number:style="long"/>
      <number:text>:</number:text>
      <number:minutes number:style="long"/>
    </number:tim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9-23">2021/09/23</text:date>, <text:time>09:58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1-02-24T10:23:48.95</meta:creation-date>
    <dc:date>2021-09-23T09:58:15.11</dc:date>
    <dc:creator>iwabuchi ken</dc:creator>
    <meta:editing-duration>P7DT12H35M37S</meta:editing-duration>
    <meta:editing-cycles>1085</meta:editing-cycles>
    <meta:generator>OpenOffice/4.1.3$Win32 OpenOffice.org_project/413m1$Build-9783</meta:generator>
    <meta:document-statistic meta:table-count="2" meta:cell-count="1595" meta:object-count="0"/>
  </office:meta>
</office:document-meta>
</file>